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54177.5288888889" calcext:value-type="float">
            <text:p><text:s/>54,17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4177.5288888889" calcext:value-type="float">
            <text:p><text:s/>54,178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0193092.7444444" calcext:value-type="float">
            <text:p><text:s/>30,193,093 <text:s/></text:p>
          </table:table-cell>
          <table:table-cell table:style-name="ce42" office:value-type="float" office:value="4017705.16888889" calcext:value-type="float">
            <text:p><text:s/>4,017,705 <text:s/></text:p>
          </table:table-cell>
          <table:table-cell table:style-name="ce42" office:value-type="float" office:value="22991436.4866667" calcext:value-type="float">
            <text:p><text:s/>22,991,436 <text:s/></text:p>
          </table:table-cell>
          <table:table-cell table:style-name="ce42" office:value-type="float" office:value="63052.7333333333" calcext:value-type="float">
            <text:p><text:s/>63,053 <text:s/></text:p>
          </table:table-cell>
          <table:table-cell table:style-name="ce42" office:value-type="float" office:value="2881675.68888889" calcext:value-type="float">
            <text:p><text:s/>2,881,67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222.666666667" calcext:value-type="float">
            <text:p><text:s/>239,2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304.33333333333" calcext:value-type="float">
            <text:p><text:s/>8,3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8304.33333333333" calcext:value-type="float">
            <text:p><text:s/>8,3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332617.174168649" calcext:value-type="float">
            <text:p><text:s/>-332,617 <text:s/></text:p>
          </table:table-cell>
          <table:table-cell table:style-name="ce42" office:value-type="float" office:value="-60462.8077777778" calcext:value-type="float">
            <text:p><text:s/>-60,463 <text:s/></text:p>
          </table:table-cell>
          <table:table-cell table:style-name="ce42" office:value-type="float" office:value="-200862.270673845" calcext:value-type="float">
            <text:p><text:s/>-200,8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37917.6512725809" calcext:value-type="float">
            <text:p><text:s/>-37,91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33374.4444444444" calcext:value-type="float">
            <text:p><text:s/>-33,3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0571583.1141686" calcext:value-type="float">
            <text:p><text:s/>30,571,583 <text:s/></text:p>
          </table:table-cell>
          <table:table-cell table:style-name="ce43" office:value-type="float" office:value="4078167.97666667" calcext:value-type="float">
            <text:p><text:s/>4,078,168 <text:s/></text:p>
          </table:table-cell>
          <table:table-cell table:style-name="ce43" office:value-type="float" office:value="23246476.2862294" calcext:value-type="float">
            <text:p><text:s/>23,246,476 <text:s/></text:p>
          </table:table-cell>
          <table:table-cell table:style-name="ce43" office:value-type="float" office:value="63052.7333333333" calcext:value-type="float">
            <text:p><text:s/>63,053 <text:s/></text:p>
          </table:table-cell>
          <table:table-cell table:style-name="ce43" office:value-type="float" office:value="2919593.34016147" calcext:value-type="float">
            <text:p><text:s/>2,919,59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64292.777777778" calcext:value-type="float">
            <text:p><text:s/>264,293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864284.713688889" calcext:value-type="float">
            <text:p><text:s/>864,285 <text:s/></text:p>
          </table:table-cell>
          <table:table-cell table:style-name="ce43" office:value-type="float" office:value="193412.91" calcext:value-type="float">
            <text:p><text:s/>193,413 <text:s/></text:p>
          </table:table-cell>
          <table:table-cell table:style-name="ce43" office:value-type="float" office:value="719950.524444445" calcext:value-type="float">
            <text:p><text:s/>719,95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-49078.7207555557" calcext:value-type="float">
            <text:p><text:s/>-49,07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8753076.4555953" calcext:value-type="float">
            <text:p><text:s/>28,753,076 <text:s/></text:p>
          </table:table-cell>
          <table:table-cell table:style-name="ce42" office:value-type="float" office:value="3884755.06666667" calcext:value-type="float">
            <text:p><text:s/>3,884,755 <text:s/></text:p>
          </table:table-cell>
          <table:table-cell table:style-name="ce42" office:value-type="float" office:value="18352077.3830783" calcext:value-type="float">
            <text:p><text:s/>18,352,0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19593.34016147" calcext:value-type="float">
            <text:p><text:s/>2,919,5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24100.71568889" calcext:value-type="float">
            <text:p><text:s/>3,024,1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523240.16222222" calcext:value-type="float">
            <text:p><text:s/>4,523,240 <text:s/></text:p>
          </table:table-cell>
          <table:table-cell table:style-name="ce42" office:value-type="float" office:value="3884755.06666667" calcext:value-type="float">
            <text:p><text:s/>3,884,755 <text:s/></text:p>
          </table:table-cell>
          <table:table-cell table:style-name="ce42" office:value-type="float" office:value="638485.095555556" calcext:value-type="float">
            <text:p><text:s/>638,4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632207.37518889" calcext:value-type="float">
            <text:p><text:s/>3,632,2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8106.6595" calcext:value-type="float">
            <text:p><text:s/>608,1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24100.71568889" calcext:value-type="float">
            <text:p><text:s/>3,024,1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5472527.6541686" calcext:value-type="float">
            <text:p><text:s/>15,472,5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17215.9140072" calcext:value-type="float">
            <text:p><text:s/>12,717,2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55311.74016147" calcext:value-type="float">
            <text:p><text:s/>2,755,3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21225.066666667" calcext:value-type="float">
            <text:p><text:s/>121,2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1225.066666667" calcext:value-type="float">
            <text:p><text:s/>121,2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5003876.19734888" calcext:value-type="float">
            <text:p><text:s/>5,003,87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267044.64734888" calcext:value-type="float">
            <text:p><text:s/>4,267,04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64281.6" calcext:value-type="float">
            <text:p><text:s/>164,28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752422.57333333" calcext:value-type="float">
            <text:p><text:s/>5,752,4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382715" calcext:value-type="float">
            <text:p><text:s/>3,382,7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752422.57333333" calcext:value-type="float">
            <text:p><text:s/>5,752,4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382715" calcext:value-type="float">
            <text:p><text:s/>3,382,7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913792.749333333" calcext:value-type="float">
            <text:p><text:s/>913,79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29789.306333333" calcext:value-type="float">
            <text:p><text:s/>429,78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84003.443" calcext:value-type="float">
            <text:p><text:s/>484,00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8624.72753333333" calcext:value-type="float">
            <text:p><text:s/>8,62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2412.83186666667" calcext:value-type="float">
            <text:p><text:s/>2,41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784227.04135112" calcext:value-type="float">
            <text:p><text:s/>5,784,22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174448.37870668" calcext:value-type="float">
            <text:p><text:s/>4,174,448 <text:s/></text:p>
          </table:table-cell>
          <table:table-cell table:style-name="ce44" office:value-type="float" office:value="63052.7333333333" calcext:value-type="float">
            <text:p><text:s/>63,053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69572.950977778" calcext:value-type="float">
            <text:p><text:s/>669,57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525579.99690668" calcext:value-type="float">
            <text:p><text:s/>5,525,58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174448.37870668" calcext:value-type="float">
            <text:p><text:s/>4,174,448 <text:s/></text:p>
          </table:table-cell>
          <table:table-cell table:style-name="ce44" office:value-type="float" office:value="25104.0222222222" calcext:value-type="float">
            <text:p><text:s/>25,10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48874.617644445" calcext:value-type="float">
            <text:p><text:s/>448,87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525095.70801779" calcext:value-type="float">
            <text:p><text:s/>5,525,0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73964.08981779" calcext:value-type="float">
            <text:p><text:s/>4,173,964 <text:s/></text:p>
          </table:table-cell>
          <table:table-cell table:style-name="ce42" office:value-type="float" office:value="25104.0222222222" calcext:value-type="float">
            <text:p><text:s/>25,1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8874.617644445" calcext:value-type="float">
            <text:p><text:s/>448,8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2283.1864931588" calcext:value-type="float">
            <text:p><text:s/>62,2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283.1864931588" calcext:value-type="float">
            <text:p><text:s/>62,2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36637.671564177" calcext:value-type="float">
            <text:p><text:s/>336,6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6637.671564177" calcext:value-type="float">
            <text:p><text:s/>336,6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239686.9855683" calcext:value-type="float">
            <text:p><text:s/>2,239,6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39686.9855683" calcext:value-type="float">
            <text:p><text:s/>2,239,6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436752.36018325" calcext:value-type="float">
            <text:p><text:s/>1,436,7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36752.36018325" calcext:value-type="float">
            <text:p><text:s/>1,436,7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3499.2" calcext:value-type="float">
            <text:p>( 23,499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3499.2" calcext:value-type="float">
            <text:p>( 23,49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413253.16018325" calcext:value-type="float">
            <text:p>( 1,413,253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413253.16018325" calcext:value-type="float">
            <text:p>( 1,413,25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436683.52012004" calcext:value-type="float">
            <text:p><text:s/>436,6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6683.52012004" calcext:value-type="float">
            <text:p><text:s/>436,6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366251.105265016" calcext:value-type="float">
            <text:p><text:s/>366,2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6251.105265016" calcext:value-type="float">
            <text:p><text:s/>366,2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507529.85666667" calcext:value-type="float">
            <text:p><text:s/>1,507,5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07529.85666667" calcext:value-type="float">
            <text:p><text:s/>1,507,5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507529.85666667" calcext:value-type="float">
            <text:p><text:s/>1,507,5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07529.85666667" calcext:value-type="float">
            <text:p><text:s/>1,507,5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351131.6182" calcext:value-type="float">
            <text:p><text:s/>1,351,13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104.0222222222" calcext:value-type="float">
            <text:p><text:s/>25,1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8874.617644445" calcext:value-type="float">
            <text:p><text:s/>448,8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351131.6182" calcext:value-type="float">
            <text:p><text:s/>1,351,13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104.0222222222" calcext:value-type="float">
            <text:p><text:s/>25,1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8874.617644445" calcext:value-type="float">
            <text:p><text:s/>448,8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7826.3895254827" calcext:value-type="float">
            <text:p><text:s/>27,8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826.3895254827" calcext:value-type="float">
            <text:p><text:s/>27,8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84.288888888889" calcext:value-type="float">
            <text:p><text:s/>4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4.288888888889" calcext:value-type="float">
            <text:p><text:s/>4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84.288888888889" calcext:value-type="float">
            <text:p><text:s/>48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84.288888888889" calcext:value-type="float">
            <text:p><text:s/>484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58647.044444444" calcext:value-type="float">
            <text:p><text:s/>258,64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948.7111111111" calcext:value-type="float">
            <text:p><text:s/>37,9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0698.333333333" calcext:value-type="float">
            <text:p><text:s/>220,6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58647.044444444" calcext:value-type="float">
            <text:p><text:s/>258,64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948.7111111111" calcext:value-type="float">
            <text:p><text:s/>37,9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0698.333333333" calcext:value-type="float">
            <text:p><text:s/>220,6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87044050.477912" calcext:value-type="float">
            <text:p><text:s/>87,044,0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133958.4682921" calcext:value-type="float">
            <text:p><text:s/>72,133,9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910092.0096199" calcext:value-type="float">
            <text:p><text:s/>14,910,0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5242769.917" calcext:value-type="float">
            <text:p><text:s/>65,242,7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616255.9073801" calcext:value-type="float">
            <text:p><text:s/>53,616,2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626514.0096199" calcext:value-type="float">
            <text:p><text:s/>11,626,5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380014.796946" calcext:value-type="float">
            <text:p><text:s/>380,0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0014.796946" calcext:value-type="float">
            <text:p><text:s/>380,0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1421265.763966" calcext:value-type="float">
            <text:p><text:s/>21,421,2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37687.763966" calcext:value-type="float">
            <text:p><text:s/>18,137,6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83578" calcext:value-type="float">
            <text:p><text:s/>3,283,5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13511.165113" calcext:value-type="float">
            <text:p><text:s/>13,5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511.165113" calcext:value-type="float">
            <text:p><text:s/>13,5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13511.165113" calcext:value-type="float">
            <text:p><text:s/>13,51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3511.165113" calcext:value-type="float">
            <text:p><text:s/>13,51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37169" calcext:value-type="float">
            <text:p><text:s/>37,169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528342.6906831" calcext:value-type="float">
            <text:p><text:s/>52,528,343 <text:s/></text:p>
          </table:table-cell>
          <table:table-cell table:style-name="ce42" office:value-type="float" office:value="43130260" calcext:value-type="float">
            <text:p><text:s/>43,130,2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4393.31478" calcext:value-type="float">
            <text:p><text:s/>1,154,39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35856.70150485" calcext:value-type="float">
            <text:p><text:s/>2,635,8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6987.39061" calcext:value-type="float">
            <text:p><text:s/>256,98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95076.8" calcext:value-type="float">
            <text:p><text:s/>3,995,0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0872" calcext:value-type="float">
            <text:p><text:s/>1,890,8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18515.43468055" calcext:value-type="float">
            <text:p><text:s/>1,818,515 <text:s/></text:p>
          </table:table-cell>
          <table:table-cell table:style-name="ce42" office:value-type="float" office:value="841709" calcext:value-type="float">
            <text:p><text:s/>841,70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755.634236111" calcext:value-type="float">
            <text:p><text:s/>116,75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2225190.7544977" calcext:value-type="float">
            <text:p><text:s/>42,225,191 <text:s/></text:p>
          </table:table-cell>
          <table:table-cell table:style-name="ce43" office:value-type="float" office:value="42325720" calcext:value-type="float">
            <text:p><text:s/>42,325,72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80650.289933889" calcext:value-type="float">
            <text:p><text:s/>780,65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52007.71791333" calcext:value-type="float">
            <text:p><text:s/>3,852,0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93.18458" calcext:value-type="float">
            <text:p><text:s/>4,09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0.0000000000059997" calcext:value-type="float">
            <text:p><text:s/>-0 <text:s/></text:p>
          </table:table-cell>
          <table:table-cell table:style-name="ce43" office:value-type="float" office:value="-0.00000000000648" calcext:value-type="float">
            <text:p><text:s/>-0 <text:s/></text:p>
          </table:table-cell>
          <table:table-cell table:style-name="ce43" office:value-type="float" office:value="-0.000000000001029" calcext:value-type="float">
            <text:p><text:s/>-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6266" calcext:value-type="float">
            <text:p><text:s/>126,266 <text:s/></text:p>
          </table:table-cell>
          <table:table-cell table:style-name="ce42" office:value-type="float" office:value="366367.586666667" calcext:value-type="float">
            <text:p><text:s/>366,368 <text:s/></text:p>
          </table:table-cell>
          <table:table-cell table:style-name="ce42" office:value-type="float" office:value="79916.3633333333" calcext:value-type="float">
            <text:p><text:s/>79,916 <text:s/></text:p>
          </table:table-cell>
          <table:table-cell table:style-name="ce42" office:value-type="float" office:value="49746393.8294321" calcext:value-type="float">
            <text:p><text:s/>49,746,394 <text:s/></text:p>
          </table:table-cell>
          <table:table-cell table:style-name="ce42" office:value-type="float" office:value="42325720" calcext:value-type="float">
            <text:p><text:s/>42,325,7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325720" calcext:value-type="float">
            <text:p><text:s/>42,325,7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71916.66666667" calcext:value-type="float">
            <text:p><text:s/>6,371,9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311.4666666667" calcext:value-type="float">
            <text:p><text:s/>34,3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26266" calcext:value-type="float">
            <text:p><text:s/>126,266 <text:s/></text:p>
          </table:table-cell>
          <table:table-cell table:style-name="ce43" office:value-type="float" office:value="366367.586666667" calcext:value-type="float">
            <text:p><text:s/>366,368 <text:s/></text:p>
          </table:table-cell>
          <table:table-cell table:style-name="ce43" office:value-type="float" office:value="79916.3633333333" calcext:value-type="float">
            <text:p><text:s/>79,916 <text:s/></text:p>
          </table:table-cell>
          <table:table-cell table:style-name="ce43" office:value-type="float" office:value="1014445.69609873" calcext:value-type="float">
            <text:p><text:s/>1,014,44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940720.666666667" calcext:value-type="float">
            <text:p><text:s/>940,721 <text:s/></text:p>
          </table:table-cell>
          <table:table-cell table:style-name="ce42" office:value-type="float" office:value="1235001.52766667" calcext:value-type="float">
            <text:p><text:s/>1,235,002 <text:s/></text:p>
          </table:table-cell>
          <table:table-cell table:style-name="ce42" office:value-type="float" office:value="193985.379" calcext:value-type="float">
            <text:p><text:s/>193,985 <text:s/></text:p>
          </table:table-cell>
          <table:table-cell table:style-name="ce42" office:value-type="float" office:value="46208020.0295389" calcext:value-type="float">
            <text:p><text:s/>46,208,0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89035" calcext:value-type="float">
            <text:p><text:s/>1,389,035 <text:s/></text:p>
          </table:table-cell>
          <table:table-cell table:style-name="ce42" office:value-type="float" office:value="1343748.00065" calcext:value-type="float">
            <text:p><text:s/>1,343,74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940720.666666667" calcext:value-type="float">
            <text:p><text:s/>940,721 <text:s/></text:p>
          </table:table-cell>
          <table:table-cell table:style-name="ce42" office:value-type="float" office:value="1235001.52766667" calcext:value-type="float">
            <text:p><text:s/>1,235,002 <text:s/></text:p>
          </table:table-cell>
          <table:table-cell table:style-name="ce42" office:value-type="float" office:value="193985.379" calcext:value-type="float">
            <text:p><text:s/>193,985 <text:s/></text:p>
          </table:table-cell>
          <table:table-cell table:style-name="ce42" office:value-type="float" office:value="43808688.2017842" calcext:value-type="float">
            <text:p><text:s/>43,808,68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89035" calcext:value-type="float">
            <text:p><text:s/>1,389,035 <text:s/></text:p>
          </table:table-cell>
          <table:table-cell table:style-name="ce42" office:value-type="float" office:value="1076653.471562" calcext:value-type="float">
            <text:p><text:s/>1,076,65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399331.82775467" calcext:value-type="float">
            <text:p><text:s/>2,399,33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67094.529088" calcext:value-type="float">
            <text:p><text:s/>267,09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55915.8" calcext:value-type="float">
            <text:p><text:s/>255,916 <text:s/></text:p>
          </table:table-cell>
          <table:table-cell table:style-name="ce42" office:value-type="float" office:value="604286.281666667" calcext:value-type="float">
            <text:p><text:s/>604,286 <text:s/></text:p>
          </table:table-cell>
          <table:table-cell table:style-name="ce42" office:value-type="float" office:value="53590.6676666667" calcext:value-type="float">
            <text:p><text:s/>53,591 <text:s/></text:p>
          </table:table-cell>
          <table:table-cell table:style-name="ce42" office:value-type="float" office:value="2388793.4336311" calcext:value-type="float">
            <text:p><text:s/>2,388,79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89035" calcext:value-type="float">
            <text:p><text:s/>1,389,035 <text:s/></text:p>
          </table:table-cell>
          <table:table-cell table:style-name="ce42" office:value-type="float" office:value="37012.89632" calcext:value-type="float">
            <text:p><text:s/>37,01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8.8" calcext:value-type="float">
            <text:p><text:s/>8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35697.8" calcext:value-type="float">
            <text:p><text:s/>135,698 <text:s/></text:p>
          </table:table-cell>
          <table:table-cell table:style-name="ce42" office:value-type="float" office:value="240500.838666667" calcext:value-type="float">
            <text:p><text:s/>240,501 <text:s/></text:p>
          </table:table-cell>
          <table:table-cell table:style-name="ce42" office:value-type="float" office:value="53590.6676666667" calcext:value-type="float">
            <text:p><text:s/>53,591 <text:s/></text:p>
          </table:table-cell>
          <table:table-cell table:style-name="ce42" office:value-type="float" office:value="39027.7333333333" calcext:value-type="float">
            <text:p><text:s/>39,0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120218" calcext:value-type="float">
            <text:p><text:s/>120,218 <text:s/></text:p>
          </table:table-cell>
          <table:table-cell table:style-name="ce42" office:value-type="float" office:value="363785.443" calcext:value-type="float">
            <text:p><text:s/>363,7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66.81584333333" calcext:value-type="float">
            <text:p><text:s/>4,8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95.88251" calcext:value-type="float">
            <text:p><text:s/>2,29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41924.30296443" calcext:value-type="float">
            <text:p><text:s/>2,341,92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89035" calcext:value-type="float">
            <text:p><text:s/>1,389,035 <text:s/></text:p>
          </table:table-cell>
          <table:table-cell table:style-name="ce42" office:value-type="float" office:value="32724.03232" calcext:value-type="float">
            <text:p><text:s/>32,72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.866666666667" calcext:value-type="float">
            <text:p><text:s/>1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007.91482333333" calcext:value-type="float">
            <text:p><text:s/>2,00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992.98149" calcext:value-type="float">
            <text:p><text:s/>1,99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1.2" calcext:value-type="float">
            <text:p><text:s/>11 <text:s/></text:p>
          </table:table-cell>
          <table:table-cell table:style-name="ce44" office:value-type="float" office:value="5073.89633333333" calcext:value-type="float">
            <text:p><text:s/>5,074 <text:s/></text:p>
          </table:table-cell>
          <table:table-cell table:style-name="ce44" office:value-type="float" office:value="1126.79933333333" calcext:value-type="float">
            <text:p><text:s/>1,12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58527.666666667" calcext:value-type="float">
            <text:p><text:s/>558,528 <text:s/></text:p>
          </table:table-cell>
          <table:table-cell table:style-name="ce44" office:value-type="float" office:value="259273.763" calcext:value-type="float">
            <text:p><text:s/>259,274 <text:s/></text:p>
          </table:table-cell>
          <table:table-cell table:style-name="ce44" office:value-type="float" office:value="59351.5486666667" calcext:value-type="float">
            <text:p><text:s/>59,352 <text:s/></text:p>
          </table:table-cell>
          <table:table-cell table:style-name="ce44" office:value-type="float" office:value="32446015.80306" calcext:value-type="float">
            <text:p><text:s/>32,446,01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083292.20968389" calcext:value-type="float">
            <text:p><text:s/>2,083,29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58527.666666667" calcext:value-type="float">
            <text:p><text:s/>558,528 <text:s/></text:p>
          </table:table-cell>
          <table:table-cell table:style-name="ce44" office:value-type="float" office:value="259273.763" calcext:value-type="float">
            <text:p><text:s/>259,274 <text:s/></text:p>
          </table:table-cell>
          <table:table-cell table:style-name="ce44" office:value-type="float" office:value="59351.5486666667" calcext:value-type="float">
            <text:p><text:s/>59,352 <text:s/></text:p>
          </table:table-cell>
          <table:table-cell table:style-name="ce44" office:value-type="float" office:value="23185097.7936074" calcext:value-type="float">
            <text:p><text:s/>23,185,09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083292.20968389" calcext:value-type="float">
            <text:p><text:s/>2,083,2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58527.666666667" calcext:value-type="float">
            <text:p><text:s/>558,528 <text:s/></text:p>
          </table:table-cell>
          <table:table-cell table:style-name="ce42" office:value-type="float" office:value="259273.763" calcext:value-type="float">
            <text:p><text:s/>259,274 <text:s/></text:p>
          </table:table-cell>
          <table:table-cell table:style-name="ce42" office:value-type="float" office:value="59351.5486666667" calcext:value-type="float">
            <text:p><text:s/>59,352 <text:s/></text:p>
          </table:table-cell>
          <table:table-cell table:style-name="ce42" office:value-type="float" office:value="7288339.71109017" calcext:value-type="float">
            <text:p><text:s/>7,288,3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3726.3605" calcext:value-type="float">
            <text:p><text:s/>423,7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699.0666666667" calcext:value-type="float">
            <text:p><text:s/>47,69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4194.816138503" calcext:value-type="float">
            <text:p><text:s/>484,1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905.37288" calcext:value-type="float">
            <text:p><text:s/>21,9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56705.97327805" calcext:value-type="float">
            <text:p><text:s/>1,556,7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17.82969" calcext:value-type="float">
            <text:p><text:s/>4,2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936.83319" calcext:value-type="float">
            <text:p><text:s/>50,9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4.03319" calcext:value-type="float">
            <text:p><text:s/>2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87.20935" calcext:value-type="float">
            <text:p><text:s/>9,7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2.80935" calcext:value-type="float">
            <text:p><text:s/>5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5500.044089737" calcext:value-type="float">
            <text:p><text:s/>485,5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89.56022" calcext:value-type="float">
            <text:p><text:s/>1,5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44.68742333333" calcext:value-type="float">
            <text:p><text:s/>5,9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42.55409" calcext:value-type="float">
            <text:p><text:s/>3,8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86036.56339147" calcext:value-type="float">
            <text:p><text:s/>1,686,0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047.36987" calcext:value-type="float">
            <text:p><text:s/>14,0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41427.51740059" calcext:value-type="float">
            <text:p><text:s/>1,541,4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2.40553" calcext:value-type="float">
            <text:p><text:s/>7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50482.48073869" calcext:value-type="float">
            <text:p>( 1,250,48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04.98202" calcext:value-type="float">
            <text:p>( 70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90945.036661896" calcext:value-type="float">
            <text:p>( 290,94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7.42351" calcext:value-type="float">
            <text:p>( 1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174.758677952" calcext:value-type="float">
            <text:p><text:s/>62,1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225.220646268" calcext:value-type="float">
            <text:p><text:s/>82,2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324.96434" calcext:value-type="float">
            <text:p><text:s/>13,32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09.066666666667" calcext:value-type="float">
            <text:p><text:s/>209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5306.661451111" calcext:value-type="float">
            <text:p><text:s/>215,3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34.75034" calcext:value-type="float">
            <text:p><text:s/>2,3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074.24076" calcext:value-type="float">
            <text:p><text:s/>54,0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92.24076" calcext:value-type="float">
            <text:p><text:s/>1,59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48941.928571111" calcext:value-type="float">
            <text:p><text:s/>348,94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6720.71746" calcext:value-type="float">
            <text:p><text:s/>36,7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8781.233608889" calcext:value-type="float">
            <text:p><text:s/>638,7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051.34472" calcext:value-type="float">
            <text:p><text:s/>65,0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0121.66513" calcext:value-type="float">
            <text:p><text:s/>170,1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46513" calcext:value-type="float">
            <text:p><text:s/>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8659.568478889" calcext:value-type="float">
            <text:p><text:s/>468,6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025.87959" calcext:value-type="float">
            <text:p><text:s/>65,0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0166.2510388889" calcext:value-type="float">
            <text:p>( 20,16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0164.36215" calcext:value-type="float">
            <text:p>( 20,164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3374.3088" calcext:value-type="float">
            <text:p>( 23,374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3374.3088" calcext:value-type="float">
            <text:p>( 23,37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58527.666666667" calcext:value-type="float">
            <text:p><text:s/>558,528 <text:s/></text:p>
          </table:table-cell>
          <table:table-cell table:style-name="ce42" office:value-type="float" office:value="259273.763" calcext:value-type="float">
            <text:p><text:s/>259,274 <text:s/></text:p>
          </table:table-cell>
          <table:table-cell table:style-name="ce42" office:value-type="float" office:value="59351.5486666667" calcext:value-type="float">
            <text:p><text:s/>59,352 <text:s/></text:p>
          </table:table-cell>
          <table:table-cell table:style-name="ce42" office:value-type="float" office:value="946407.444975556" calcext:value-type="float">
            <text:p><text:s/>946,4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2652.26142" calcext:value-type="float">
            <text:p><text:s/>62,6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58527.666666667" calcext:value-type="float">
            <text:p><text:s/>558,528 <text:s/></text:p>
          </table:table-cell>
          <table:table-cell table:style-name="ce42" office:value-type="float" office:value="259273.763" calcext:value-type="float">
            <text:p><text:s/>259,274 <text:s/></text:p>
          </table:table-cell>
          <table:table-cell table:style-name="ce42" office:value-type="float" office:value="59351.5486666667" calcext:value-type="float">
            <text:p><text:s/>59,352 <text:s/></text:p>
          </table:table-cell>
          <table:table-cell table:style-name="ce42" office:value-type="float" office:value="826968.629468889" calcext:value-type="float">
            <text:p><text:s/>826,9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879.01258" calcext:value-type="float">
            <text:p><text:s/>52,8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438.815506667" calcext:value-type="float">
            <text:p><text:s/>119,4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73.24884" calcext:value-type="float">
            <text:p><text:s/>9,7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679.9078" calcext:value-type="float">
            <text:p>( 10,68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527.9078" calcext:value-type="float">
            <text:p>( 1,52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788.446495556" calcext:value-type="float">
            <text:p><text:s/>131,7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442.59094" calcext:value-type="float">
            <text:p><text:s/>15,44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4322.6226744444" calcext:value-type="float">
            <text:p><text:s/>34,32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076.07823" calcext:value-type="float">
            <text:p><text:s/>2,0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1917.246769068" calcext:value-type="float">
            <text:p><text:s/>141,9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64.72175" calcext:value-type="float">
            <text:p><text:s/>6,0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876.6871133333" calcext:value-type="float">
            <text:p><text:s/>63,8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400.65378" calcext:value-type="float">
            <text:p><text:s/>9,4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1765.702213333" calcext:value-type="float">
            <text:p><text:s/>201,7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5768.36888" calcext:value-type="float">
            <text:p><text:s/>175,7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8.13333334267" calcext:value-type="float">
            <text:p><text:s/>1,0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3284.169596667" calcext:value-type="float">
            <text:p><text:s/>183,2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3.10293" calcext:value-type="float">
            <text:p><text:s/>21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25205.0728706" calcext:value-type="float">
            <text:p><text:s/>12,425,2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089.4062038889" calcext:value-type="float">
            <text:p><text:s/>15,0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5199" calcext:value-type="float">
            <text:p><text:s/>335,19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17381.9395372" calcext:value-type="float">
            <text:p><text:s/>11,617,3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089.4062038889" calcext:value-type="float">
            <text:p><text:s/>15,0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975.8666666667" calcext:value-type="float">
            <text:p><text:s/>43,9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8648.266666667" calcext:value-type="float">
            <text:p><text:s/>428,6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4304.538671111" calcext:value-type="float">
            <text:p><text:s/>844,3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.52756" calcext:value-type="float">
            <text:p><text:s/>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41.60533777778" calcext:value-type="float">
            <text:p><text:s/>3,1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.52756" calcext:value-type="float">
            <text:p><text:s/>3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41162.933333333" calcext:value-type="float">
            <text:p><text:s/>841,16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5532.738665556" calcext:value-type="float">
            <text:p><text:s/>995,5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723.18311" calcext:value-type="float">
            <text:p><text:s/>12,7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8860.0434" calcext:value-type="float">
            <text:p><text:s/>328,8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625.3434" calcext:value-type="float">
            <text:p><text:s/>12,6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77.57777777778" calcext:value-type="float">
            <text:p><text:s/>6,8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66.68054" calcext:value-type="float">
            <text:p><text:s/>7,9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68054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34" calcext:value-type="float">
            <text:p><text:s/>4,1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89.53333333333" calcext:value-type="float">
            <text:p><text:s/>7,1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8287.220685556" calcext:value-type="float">
            <text:p><text:s/>458,2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46513" calcext:value-type="float">
            <text:p><text:s/>2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82217.682928889" calcext:value-type="float">
            <text:p><text:s/>182,21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69.69404" calcext:value-type="float">
            <text:p><text:s/>70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631715.73231" calcext:value-type="float">
            <text:p><text:s/>1,631,71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631715.73231" calcext:value-type="float">
            <text:p><text:s/>1,631,7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60918.00945265" calcext:value-type="float">
            <text:p><text:s/>9,260,9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60918.00945265" calcext:value-type="float">
            <text:p><text:s/>9,260,9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480202.78" calcext:value-type="float">
            <text:p>( 5,480,203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971418.400188" calcext:value-type="float">
            <text:p><text:s/>30,971,4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434463.733" calcext:value-type="float">
            <text:p><text:s/>25,434,4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667.203053" calcext:value-type="float">
            <text:p><text:s/>104,6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32287.464135" calcext:value-type="float">
            <text:p><text:s/>5,432,2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.834887" calcext:value-type="float">
            <text:p><text:s/>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4.834887" calcext:value-type="float">
            <text:p><text:s/>7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9065.53333333" calcext:value-type="float">
            <text:p><text:s/>1,889,066 <text:s/></text:p>
          </table:table-cell>
          <table:table-cell table:number-columns-repeated="2" table:style-name="ce42" office:value-type="float" office:value="1976644.8" calcext:value-type="float">
            <text:p><text:s/>1,976,64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3689.777777778" calcext:value-type="float">
            <text:p><text:s/>333,6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9326.4" calcext:value-type="float">
            <text:p><text:s/>69,326 <text:s/></text:p>
          </table:table-cell>
          <table:table-cell table:style-name="ce42" office:value-type="float" office:value="1.66666666666667" calcext:value-type="float">
            <text:p><text:s/>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874.6666666667" calcext:value-type="float">
            <text:p><text:s/>83,875 <text:s/></text:p>
          </table:table-cell>
          <table:table-cell table:style-name="ce42" office:value-type="float" office:value="126261.833333333" calcext:value-type="float">
            <text:p><text:s/>126,2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890872" calcext:value-type="float">
            <text:p><text:s/>1,890,87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8451.286666667" calcext:value-type="float">
            <text:p><text:s/>758,451 <text:s/></text:p>
          </table:table-cell>
          <table:table-cell table:number-columns-repeated="2" table:style-name="ce42" office:value-type="float" office:value="-57009.3333333333" calcext:value-type="float">
            <text:p><text:s/>-57,009 <text:s/></text:p>
          </table:table-cell>
          <table:table-cell table:style-name="ce42" office:value-type="float" office:value="-464.166666666667" calcext:value-type="float">
            <text:p><text:s/>-464 <text:s/></text:p>
          </table:table-cell>
          <table:table-cell table:style-name="ce42" office:value-type="float" office:value="-15086.7837904392" calcext:value-type="float">
            <text:p><text:s/>-15,087 <text:s/></text:p>
          </table:table-cell>
          <table:table-cell table:style-name="ce42" office:value-type="float" office:value="-78198.5495428941" calcext:value-type="float">
            <text:p><text:s/>-78,199 <text:s/></text:p>
          </table:table-cell>
          <table:table-cell table:style-name="ce42" office:value-type="float" office:value="7158.88888888889" calcext:value-type="float">
            <text:p><text:s/>7,15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30614.24666667" calcext:value-type="float">
            <text:p><text:s/>1,130,614 <text:s/></text:p>
          </table:table-cell>
          <table:table-cell table:number-columns-repeated="2" table:style-name="ce43" office:value-type="float" office:value="1964327.73333333" calcext:value-type="float">
            <text:p><text:s/>1,964,328 <text:s/></text:p>
          </table:table-cell>
          <table:table-cell table:style-name="ce43" office:value-type="float" office:value="462.5" calcext:value-type="float">
            <text:p><text:s/>463 <text:s/></text:p>
          </table:table-cell>
          <table:table-cell table:style-name="ce43" office:value-type="float" office:value="15086.7837904392" calcext:value-type="float">
            <text:p><text:s/>15,087 <text:s/></text:p>
          </table:table-cell>
          <table:table-cell table:style-name="ce43" office:value-type="float" office:value="-1562858.339346" calcext:value-type="float">
            <text:p><text:s/>-1,562,858 <text:s/></text:p>
          </table:table-cell>
          <table:table-cell table:style-name="ce43" office:value-type="float" office:value="-133420.722222222" calcext:value-type="float">
            <text:p><text:s/>-133,42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2776.6" calcext:value-type="float">
            <text:p><text:s/>982,777 <text:s/></text:p>
          </table:table-cell>
          <table:table-cell table:number-columns-repeated="2" table:style-name="ce42" office:value-type="float" office:value="4058.6" calcext:value-type="float">
            <text:p><text:s/>4,059 <text:s/></text:p>
          </table:table-cell>
          <table:table-cell table:style-name="ce42" office:value-type="float" office:value="585" calcext:value-type="float">
            <text:p><text:s/>585 <text:s/></text:p>
          </table:table-cell>
          <table:table-cell table:style-name="ce42" office:value-type="float" office:value="2179.27456499887" calcext:value-type="float">
            <text:p><text:s/>2,179 <text:s/></text:p>
          </table:table-cell>
          <table:table-cell table:style-name="ce42" office:value-type="float" office:value="68097.1698794456" calcext:value-type="float">
            <text:p><text:s/>68,09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42557.13333333" calcext:value-type="float">
            <text:p><text:s/>5,342,557 <text:s/></text:p>
          </table:table-cell>
          <table:table-cell table:number-columns-repeated="2" table:style-name="ce42" office:value-type="float" office:value="6240774.8" calcext:value-type="float">
            <text:p><text:s/>6,240,775 <text:s/></text:p>
          </table:table-cell>
          <table:table-cell table:style-name="ce42" office:value-type="float" office:value="177.5" calcext:value-type="float">
            <text:p><text:s/>178 <text:s/></text:p>
          </table:table-cell>
          <table:table-cell table:style-name="ce42" office:value-type="float" office:value="97034.7129967819" calcext:value-type="float">
            <text:p><text:s/>97,035 <text:s/></text:p>
          </table:table-cell>
          <table:table-cell table:style-name="ce42" office:value-type="float" office:value="2028296.84255877" calcext:value-type="float">
            <text:p><text:s/>2,028,297 <text:s/></text:p>
          </table:table-cell>
          <table:table-cell table:style-name="ce42" office:value-type="float" office:value="161818.277777778" calcext:value-type="float">
            <text:p><text:s/>161,81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42557.13333333" calcext:value-type="float">
            <text:p><text:s/>5,342,557 <text:s/></text:p>
          </table:table-cell>
          <table:table-cell table:number-columns-repeated="2" table:style-name="ce42" office:value-type="float" office:value="4518389.49066667" calcext:value-type="float">
            <text:p><text:s/>4,518,389 <text:s/></text:p>
          </table:table-cell>
          <table:table-cell table:style-name="ce42" office:value-type="float" office:value="177.5" calcext:value-type="float">
            <text:p><text:s/>178 <text:s/></text:p>
          </table:table-cell>
          <table:table-cell table:style-name="ce42" office:value-type="float" office:value="97034.7129967819" calcext:value-type="float">
            <text:p><text:s/>97,035 <text:s/></text:p>
          </table:table-cell>
          <table:table-cell table:style-name="ce42" office:value-type="float" office:value="2028296.84255877" calcext:value-type="float">
            <text:p><text:s/>2,028,297 <text:s/></text:p>
          </table:table-cell>
          <table:table-cell table:style-name="ce42" office:value-type="float" office:value="161818.277777778" calcext:value-type="float">
            <text:p><text:s/>161,81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722385.30933333" calcext:value-type="float">
            <text:p><text:s/>1,722,38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62.33333333333" calcext:value-type="float">
            <text:p><text:s/>2,1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2" calcext:value-type="float">
            <text:p><text:s/>912 <text:s/></text:p>
          </table:table-cell>
          <table:table-cell table:style-name="ce42" office:value-type="float" office:value="4.72222222222222" calcext:value-type="float">
            <text:p><text:s/>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5.066666666667" calcext:value-type="float">
            <text:p><text:s/>1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69.4" calcext:value-type="float">
            <text:p><text:s/>1,86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2" calcext:value-type="float">
            <text:p><text:s/>912 <text:s/></text:p>
          </table:table-cell>
          <table:table-cell table:style-name="ce42" office:value-type="float" office:value="4.72222222222222" calcext:value-type="float">
            <text:p><text:s/>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7.866666666667" calcext:value-type="float">
            <text:p><text:s/>1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490394.78" calcext:value-type="float">
            <text:p><text:s/>5,490,395 <text:s/></text:p>
          </table:table-cell>
          <table:table-cell table:number-columns-repeated="2" table:style-name="ce44" office:value-type="float" office:value="8198881.6" calcext:value-type="float">
            <text:p><text:s/>8,198,882 <text:s/></text:p>
          </table:table-cell>
          <table:table-cell table:style-name="ce44" office:value-type="float" office:value="55" calcext:value-type="float">
            <text:p><text:s/>55 <text:s/></text:p>
          </table:table-cell>
          <table:table-cell table:style-name="ce44" office:value-type="float" office:value="109942.222222222" calcext:value-type="float">
            <text:p><text:s/>109,942 <text:s/></text:p>
          </table:table-cell>
          <table:table-cell table:style-name="ce44" office:value-type="float" office:value="396429.333333333" calcext:value-type="float">
            <text:p><text:s/>396,429 <text:s/></text:p>
          </table:table-cell>
          <table:table-cell table:style-name="ce44" office:value-type="float" office:value="28392.8333333333" calcext:value-type="float">
            <text:p><text:s/>28,39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0192" calcext:value-type="float">
            <text:p><text:s/>10,192 <text:s/></text:p>
          </table:table-cell>
          <table:table-cell table:number-columns-repeated="2" table:style-name="ce44" office:value-type="float" office:value="8198881.6" calcext:value-type="float">
            <text:p><text:s/>8,198,882 <text:s/></text:p>
          </table:table-cell>
          <table:table-cell table:style-name="ce44" office:value-type="float" office:value="55" calcext:value-type="float">
            <text:p><text:s/>55 <text:s/></text:p>
          </table:table-cell>
          <table:table-cell table:style-name="ce44" office:value-type="float" office:value="109942.222222222" calcext:value-type="float">
            <text:p><text:s/>109,942 <text:s/></text:p>
          </table:table-cell>
          <table:table-cell table:style-name="ce44" office:value-type="float" office:value="396429.333333333" calcext:value-type="float">
            <text:p><text:s/>396,429 <text:s/></text:p>
          </table:table-cell>
          <table:table-cell table:style-name="ce44" office:value-type="float" office:value="28392.8333333333" calcext:value-type="float">
            <text:p><text:s/>28,3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92" calcext:value-type="float">
            <text:p><text:s/>10,192 <text:s/></text:p>
          </table:table-cell>
          <table:table-cell table:number-columns-repeated="2" table:style-name="ce42" office:value-type="float" office:value="5035.33333333333" calcext:value-type="float">
            <text:p><text:s/>5,03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.4444444444445" calcext:value-type="float">
            <text:p><text:s/>52 <text:s/></text:p>
          </table:table-cell>
          <table:table-cell table:style-name="ce42" office:value-type="float" office:value="9705.11111111111" calcext:value-type="float">
            <text:p><text:s/>9,7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.8" calcext:value-type="float">
            <text:p><text:s/>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6.277777777778" calcext:value-type="float">
            <text:p><text:s/>3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.2666666666667" calcext:value-type="float">
            <text:p><text:s/>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1.4" calcext:value-type="float">
            <text:p><text:s/>10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.8888888888889" calcext:value-type="float">
            <text:p><text:s/>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.1333333333333" calcext:value-type="float">
            <text:p><text:s/>3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8333333333333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.1333333333333" calcext:value-type="float">
            <text:p><text:s/>3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8333333333333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38.1333333333333" calcext:value-type="float">
            <text:p>( 38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9.8333333333333" calcext:value-type="float">
            <text:p>( 2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52.4444444444445" calcext:value-type="float">
            <text:p><text:s/>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.46666666666667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0.866666666666667" calcext:value-type="float">
            <text:p><text:s/>1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12.611111111111" calcext:value-type="float">
            <text:p><text:s/>3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1.3333333333333" calcext:value-type="float">
            <text:p><text:s/>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9.44444444444444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8" table:style-name="ce45" office:value-type="float" office:value="0" calcext:value-type="float">
            <text:p/>
          </table:table-cell>
          <table:table-cell table:style-name="ce45" office:value-type="float" office:value="1.88888888888889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92" calcext:value-type="float">
            <text:p><text:s/>10,192 <text:s/></text:p>
          </table:table-cell>
          <table:table-cell table:number-columns-repeated="2" table:style-name="ce42" office:value-type="float" office:value="117" calcext:value-type="float">
            <text:p><text:s/>1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37.22222222222" calcext:value-type="float">
            <text:p><text:s/>8,0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7" calcext:value-type="float">
            <text:p><text:s/>1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68.05555555556" calcext:value-type="float">
            <text:p><text:s/>6,0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92" calcext:value-type="float">
            <text:p><text:s/>10,1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69.16666666667" calcext:value-type="float">
            <text:p><text:s/>1,9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9152" calcext:value-type="float">
            <text:p>( 9,15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866666666666667" calcext:value-type="float">
            <text:p><text:s/>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.0555555555556" calcext:value-type="float">
            <text:p><text:s/>1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46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6.3333333333333" calcext:value-type="float">
            <text:p><text:s/>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.777777777778" calcext:value-type="float">
            <text:p><text:s/>1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32.33333333333" calcext:value-type="float">
            <text:p><text:s/>4,63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5.166666666667" calcext:value-type="float">
            <text:p><text:s/>7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.8666666666667" calcext:value-type="float">
            <text:p><text:s/>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160652.93333333" calcext:value-type="float">
            <text:p><text:s/>8,160,653 <text:s/></text:p>
          </table:table-cell>
          <table:table-cell table:style-name="ce42" office:value-type="float" office:value="55" calcext:value-type="float">
            <text:p><text:s/>55 <text:s/></text:p>
          </table:table-cell>
          <table:table-cell table:style-name="ce42" office:value-type="float" office:value="5770.66666666667" calcext:value-type="float">
            <text:p><text:s/>5,771 <text:s/></text:p>
          </table:table-cell>
          <table:table-cell table:style-name="ce42" office:value-type="float" office:value="329373.333333333" calcext:value-type="float">
            <text:p><text:s/>329,3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" calcext:value-type="float">
            <text:p><text:s/>55 <text:s/></text:p>
          </table:table-cell>
          <table:table-cell table:style-name="ce42" office:value-type="float" office:value="5770.66666666667" calcext:value-type="float">
            <text:p><text:s/>5,771 <text:s/></text:p>
          </table:table-cell>
          <table:table-cell table:style-name="ce42" office:value-type="float" office:value="329373.333333333" calcext:value-type="float">
            <text:p><text:s/>329,3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160652.93333333" calcext:value-type="float">
            <text:p><text:s/>8,160,6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6" calcext:value-type="float">
            <text:p><text:s/>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6" calcext:value-type="float">
            <text:p><text:s/>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3190.7333333333" calcext:value-type="float">
            <text:p><text:s/>33,1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171.555555556" calcext:value-type="float">
            <text:p><text:s/>104,172 <text:s/></text:p>
          </table:table-cell>
          <table:table-cell table:style-name="ce42" office:value-type="float" office:value="67003.5555555556" calcext:value-type="float">
            <text:p><text:s/>67,004 <text:s/></text:p>
          </table:table-cell>
          <table:table-cell table:style-name="ce42" office:value-type="float" office:value="18686.7777777778" calcext:value-type="float">
            <text:p><text:s/>18,6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4728.83333333333" calcext:value-type="float">
            <text:p><text:s/>4,7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54.7777777777778" calcext:value-type="float">
            <text:p><text:s/>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042" calcext:value-type="float">
            <text:p><text:s/>3,0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1.1333333333333" calcext:value-type="float">
            <text:p><text:s/>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843.6666666667" calcext:value-type="float">
            <text:p><text:s/>29,8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171.555555556" calcext:value-type="float">
            <text:p><text:s/>104,172 <text:s/></text:p>
          </table:table-cell>
          <table:table-cell table:style-name="ce42" office:value-type="float" office:value="67003.5555555556" calcext:value-type="float">
            <text:p><text:s/>67,004 <text:s/></text:p>
          </table:table-cell>
          <table:table-cell table:style-name="ce42" office:value-type="float" office:value="11903.7777777778" calcext:value-type="float">
            <text:p><text:s/>11,90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53.933333333333" calcext:value-type="float">
            <text:p><text:s/>25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999.38888888889" calcext:value-type="float">
            <text:p><text:s/>1,999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80202.78" calcext:value-type="float">
            <text:p><text:s/>5,480,2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80202.78" calcext:value-type="float">
            <text:p><text:s/>5,480,2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480202.78" calcext:value-type="float">
            <text:p>( 5,480,20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3548.9333333333" calcext:value-type="float">
            <text:p><text:s/>23,549 <text:s/></text:p>
          </table:table-cell>
          <table:table-cell table:style-name="ce42" office:value-type="float" office:value="2527746.13333333" calcext:value-type="float">
            <text:p><text:s/>2,527,7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7843.2" calcext:value-type="float">
            <text:p><text:s/>247,843 <text:s/></text:p>
          </table:table-cell>
          <table:table-cell table:style-name="ce42" office:value-type="float" office:value="13042.2222222222" calcext:value-type="float">
            <text:p><text:s/>13,042 <text:s/></text:p>
          </table:table-cell>
          <table:table-cell table:style-name="ce42" office:value-type="float" office:value="944815.509236387" calcext:value-type="float">
            <text:p><text:s/>944,8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89.2666666667" calcext:value-type="float">
            <text:p><text:s/>25,089 <text:s/></text:p>
          </table:table-cell>
          <table:table-cell table:style-name="ce42" office:value-type="float" office:value="262204" calcext:value-type="float">
            <text:p><text:s/>262,20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192715.06666667" calcext:value-type="float">
            <text:p><text:s/>1,192,715 <text:s/></text:p>
          </table:table-cell>
          <table:table-cell table:style-name="ce42" office:value-type="float" office:value="76698.6666666667" calcext:value-type="float">
            <text:p><text:s/>76,6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185.6" calcext:value-type="float">
            <text:p><text:s/>164,186 <text:s/></text:p>
          </table:table-cell>
          <table:table-cell table:style-name="ce42" office:value-type="float" office:value="337881.111111111" calcext:value-type="float">
            <text:p><text:s/>337,881 <text:s/></text:p>
          </table:table-cell>
          <table:table-cell table:style-name="ce42" office:value-type="float" office:value="46059.810894848" calcext:value-type="float">
            <text:p><text:s/>46,0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672.488888889" calcext:value-type="float">
            <text:p><text:s/>146,672 <text:s/></text:p>
          </table:table-cell>
          <table:table-cell table:style-name="ce42" office:value-type="float" office:value="135192" calcext:value-type="float">
            <text:p><text:s/>135,19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292697.066666667" calcext:value-type="float">
            <text:p><text:s/>292,697 <text:s/></text:p>
          </table:table-cell>
          <table:table-cell table:style-name="ce42" office:value-type="float" office:value="3700711.46666667" calcext:value-type="float">
            <text:p><text:s/>3,700,7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68.26666666667" calcext:value-type="float">
            <text:p><text:s/>1,6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76661.762666666" calcext:value-type="float">
            <text:p><text:s/>176,662 <text:s/></text:p>
          </table:table-cell>
          <table:table-cell table:style-name="ce42" office:value-type="float" office:value="-217225.6" calcext:value-type="float">
            <text:p><text:s/>-217,2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507.7333333333" calcext:value-type="float">
            <text:p><text:s/>50,508 <text:s/></text:p>
          </table:table-cell>
          <table:table-cell table:style-name="ce42" office:value-type="float" office:value="5014.44444444445" calcext:value-type="float">
            <text:p><text:s/>5,014 <text:s/></text:p>
          </table:table-cell>
          <table:table-cell table:style-name="ce42" office:value-type="float" office:value="17020.5333333333" calcext:value-type="float">
            <text:p><text:s/>17,0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2349.5555555556" calcext:value-type="float">
            <text:p><text:s/>-22,350 <text:s/></text:p>
          </table:table-cell>
          <table:table-cell table:style-name="ce42" office:value-type="float" office:value="235570.14" calcext:value-type="float">
            <text:p><text:s/>235,57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638524.96266667" calcext:value-type="float">
            <text:p><text:s/>-1,638,525 <text:s/></text:p>
          </table:table-cell>
          <table:table-cell table:style-name="ce43" office:value-type="float" office:value="-1032438.4" calcext:value-type="float">
            <text:p><text:s/>-1,032,43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1481.6" calcext:value-type="float">
            <text:p><text:s/>31,482 <text:s/></text:p>
          </table:table-cell>
          <table:table-cell table:style-name="ce43" office:value-type="float" office:value="-329853.333333333" calcext:value-type="float">
            <text:p><text:s/>-329,853 <text:s/></text:p>
          </table:table-cell>
          <table:table-cell table:style-name="ce43" office:value-type="float" office:value="881735.165008206" calcext:value-type="float">
            <text:p><text:s/>881,73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99233.6666666667" calcext:value-type="float">
            <text:p><text:s/>-99,234 <text:s/></text:p>
          </table:table-cell>
          <table:table-cell table:style-name="ce43" office:value-type="float" office:value="-108558.14" calcext:value-type="float">
            <text:p><text:s/>-108,55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9414.9333333333" calcext:value-type="float">
            <text:p><text:s/>29,415 <text:s/></text:p>
          </table:table-cell>
          <table:table-cell table:style-name="ce42" office:value-type="float" office:value="2467027.2" calcext:value-type="float">
            <text:p><text:s/>2,467,0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058.1333333333" calcext:value-type="float">
            <text:p><text:s/>19,0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86.62222222222" calcext:value-type="float">
            <text:p><text:s/>1,48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3231" calcext:value-type="float">
            <text:p><text:s/>273,23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17180.14367642" calcext:value-type="float">
            <text:p><text:s/>517,180 <text:s/></text:p>
          </table:table-cell>
          <table:table-cell table:style-name="ce42" office:value-type="float" office:value="6903493.68575565" calcext:value-type="float">
            <text:p><text:s/>6,903,4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11833.466666667" calcext:value-type="float">
            <text:p><text:s/>511,833 <text:s/></text:p>
          </table:table-cell>
          <table:table-cell table:style-name="ce42" office:value-type="float" office:value="5860083.2" calcext:value-type="float">
            <text:p><text:s/>5,860,0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311.4666666667" calcext:value-type="float">
            <text:p><text:s/>34,3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5346.67700975333" calcext:value-type="float">
            <text:p><text:s/>5,347 <text:s/></text:p>
          </table:table-cell>
          <table:table-cell table:style-name="ce43" office:value-type="float" office:value="1009099.01908898" calcext:value-type="float">
            <text:p><text:s/>1,009,09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7408116.8" calcext:value-type="float">
            <text:p><text:s/>7,408,117 <text:s/></text:p>
          </table:table-cell>
          <table:table-cell table:style-name="ce42" office:value-type="float" office:value="18431191.4666667" calcext:value-type="float">
            <text:p><text:s/>18,431,1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2046.933333333" calcext:value-type="float">
            <text:p><text:s/>332,047 <text:s/></text:p>
          </table:table-cell>
          <table:table-cell table:style-name="ce42" office:value-type="float" office:value="1167422.22222222" calcext:value-type="float">
            <text:p><text:s/>1,167,422 <text:s/></text:p>
          </table:table-cell>
          <table:table-cell table:style-name="ce42" office:value-type="float" office:value="235080.9" calcext:value-type="float">
            <text:p><text:s/>235,0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9574.333333333" calcext:value-type="float">
            <text:p><text:s/>199,574 <text:s/></text:p>
          </table:table-cell>
          <table:table-cell table:style-name="ce42" office:value-type="float" office:value="1831145.10666667" calcext:value-type="float">
            <text:p><text:s/>1,831,14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7227335.808" calcext:value-type="float">
            <text:p><text:s/>7,227,336 <text:s/></text:p>
          </table:table-cell>
          <table:table-cell table:style-name="ce42" office:value-type="float" office:value="18431191.4666667" calcext:value-type="float">
            <text:p><text:s/>18,431,1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2046.933333333" calcext:value-type="float">
            <text:p><text:s/>332,047 <text:s/></text:p>
          </table:table-cell>
          <table:table-cell table:style-name="ce42" office:value-type="float" office:value="1167422.22222222" calcext:value-type="float">
            <text:p><text:s/>1,167,422 <text:s/></text:p>
          </table:table-cell>
          <table:table-cell table:style-name="ce42" office:value-type="float" office:value="235080.9" calcext:value-type="float">
            <text:p><text:s/>235,0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9574.333333333" calcext:value-type="float">
            <text:p><text:s/>199,574 <text:s/></text:p>
          </table:table-cell>
          <table:table-cell table:style-name="ce42" office:value-type="float" office:value="1602074.10933333" calcext:value-type="float">
            <text:p><text:s/>1,602,07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80780.992" calcext:value-type="float">
            <text:p><text:s/>180,78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229070.997333333" calcext:value-type="float">
            <text:p><text:s/>229,07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5705.3333333333" calcext:value-type="float">
            <text:p><text:s/>45,705 <text:s/></text:p>
          </table:table-cell>
          <table:table-cell table:style-name="ce42" office:value-type="float" office:value="913961.148422208" calcext:value-type="float">
            <text:p><text:s/>913,9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16.8" calcext:value-type="float">
            <text:p><text:s/>17 <text:s/></text:p>
          </table:table-cell>
          <table:table-cell table:style-name="ce42" office:value-type="float" office:value="832" calcext:value-type="float">
            <text:p><text:s/>8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633.06666666667" calcext:value-type="float">
            <text:p><text:s/>4,633 <text:s/></text:p>
          </table:table-cell>
          <table:table-cell table:style-name="ce42" office:value-type="float" office:value="34394.6666666667" calcext:value-type="float">
            <text:p><text:s/>34,3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2395.86666666667" calcext:value-type="float">
            <text:p><text:s/>2,39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8644.6666666667" calcext:value-type="float">
            <text:p><text:s/>38,645 <text:s/></text:p>
          </table:table-cell>
          <table:table-cell table:style-name="ce42" office:value-type="float" office:value="878734.481755541" calcext:value-type="float">
            <text:p><text:s/>878,7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4.9333333333333" calcext:value-type="float">
            <text:p><text:s/>15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177291.42699025" calcext:value-type="float">
            <text:p><text:s/>5,177,291 <text:s/></text:p>
          </table:table-cell>
          <table:table-cell table:style-name="ce44" office:value-type="float" office:value="7114271.03248881" calcext:value-type="float">
            <text:p><text:s/>7,114,27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44470.4" calcext:value-type="float">
            <text:p><text:s/>344,470 <text:s/></text:p>
          </table:table-cell>
          <table:table-cell table:style-name="ce44" office:value-type="float" office:value="837568.888888889" calcext:value-type="float">
            <text:p><text:s/>837,569 <text:s/></text:p>
          </table:table-cell>
          <table:table-cell table:style-name="ce44" office:value-type="float" office:value="1115329.44278598" calcext:value-type="float">
            <text:p><text:s/>1,115,32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00340.666666667" calcext:value-type="float">
            <text:p><text:s/>100,341 <text:s/></text:p>
          </table:table-cell>
          <table:table-cell table:style-name="ce44" office:value-type="float" office:value="1449355.96666667" calcext:value-type="float">
            <text:p><text:s/>1,449,35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177291.42699025" calcext:value-type="float">
            <text:p><text:s/>5,177,291 <text:s/></text:p>
          </table:table-cell>
          <table:table-cell table:style-name="ce44" office:value-type="float" office:value="7114271.03248881" calcext:value-type="float">
            <text:p><text:s/>7,114,271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3189.7555555556" calcext:value-type="float">
            <text:p><text:s/>53,190 <text:s/></text:p>
          </table:table-cell>
          <table:table-cell table:style-name="ce44" office:value-type="float" office:value="13160.38" calcext:value-type="float">
            <text:p><text:s/>13,1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30523.026990247" calcext:value-type="float">
            <text:p><text:s/>230,523 <text:s/></text:p>
          </table:table-cell>
          <table:table-cell table:style-name="ce42" office:value-type="float" office:value="6542755.29915548" calcext:value-type="float">
            <text:p><text:s/>6,542,7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189.7555555556" calcext:value-type="float">
            <text:p><text:s/>53,190 <text:s/></text:p>
          </table:table-cell>
          <table:table-cell table:style-name="ce42" office:value-type="float" office:value="13160.38" calcext:value-type="float">
            <text:p><text:s/>13,1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5688.4" calcext:value-type="float">
            <text:p><text:s/>15,688 <text:s/></text:p>
          </table:table-cell>
          <table:table-cell table:style-name="ce42" office:value-type="float" office:value="32010.6666666667" calcext:value-type="float">
            <text:p><text:s/>32,0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7475.06666666667" calcext:value-type="float">
            <text:p><text:s/>7,475 <text:s/></text:p>
          </table:table-cell>
          <table:table-cell table:style-name="ce42" office:value-type="float" office:value="454381.298814059" calcext:value-type="float">
            <text:p><text:s/>454,3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598.44537559733" calcext:value-type="float">
            <text:p><text:s/>3,598 <text:s/></text:p>
          </table:table-cell>
          <table:table-cell table:style-name="ce42" office:value-type="float" office:value="1548889.69821245" calcext:value-type="float">
            <text:p><text:s/>1,548,8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31.7333333333333" calcext:value-type="float">
            <text:p><text:s/>32 <text:s/></text:p>
          </table:table-cell>
          <table:table-cell table:style-name="ce42" office:value-type="float" office:value="50641.0666666667" calcext:value-type="float">
            <text:p><text:s/>50,6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65.2" calcext:value-type="float">
            <text:p><text:s/>165 <text:s/></text:p>
          </table:table-cell>
          <table:table-cell table:style-name="ce42" office:value-type="float" office:value="9054.93333333333" calcext:value-type="float">
            <text:p><text:s/>9,0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028.76775474667" calcext:value-type="float">
            <text:p><text:s/>1,029 <text:s/></text:p>
          </table:table-cell>
          <table:table-cell table:style-name="ce42" office:value-type="float" office:value="482710.427226101" calcext:value-type="float">
            <text:p><text:s/>482,7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278.133333333333" calcext:value-type="float">
            <text:p><text:s/>278 <text:s/></text:p>
          </table:table-cell>
          <table:table-cell table:style-name="ce42" office:value-type="float" office:value="1824" calcext:value-type="float">
            <text:p><text:s/>1,8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2218.7471932267" calcext:value-type="float">
            <text:p><text:s/>72,219 <text:s/></text:p>
          </table:table-cell>
          <table:table-cell table:style-name="ce42" office:value-type="float" office:value="1599712.47966158" calcext:value-type="float">
            <text:p><text:s/>1,599,7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2120.6727364947" calcext:value-type="float">
            <text:p><text:s/>72,121 <text:s/></text:p>
          </table:table-cell>
          <table:table-cell table:style-name="ce42" office:value-type="float" office:value="1468526.47246742" calcext:value-type="float">
            <text:p><text:s/>1,468,5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1537.415815212" calcext:value-type="float">
            <text:p>( 11,537 <text:s/>)</text:p>
          </table:table-cell>
          <table:table-cell table:style-name="ce45" office:value-type="float" office:value="1238182.11623681" calcext:value-type="float">
            <text:p>( 1,238,18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0583.2569212827" calcext:value-type="float">
            <text:p>( 60,583 <text:s/>)</text:p>
          </table:table-cell>
          <table:table-cell table:style-name="ce45" office:value-type="float" office:value="230344.356230613" calcext:value-type="float">
            <text:p>( 230,34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174.758677952" calcext:value-type="float">
            <text:p><text:s/>62,1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98.074456732" calcext:value-type="float">
            <text:p><text:s/>98 <text:s/></text:p>
          </table:table-cell>
          <table:table-cell table:style-name="ce42" office:value-type="float" office:value="68802.181849536" calcext:value-type="float">
            <text:p><text:s/>68,8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209.066666666667" calcext:value-type="float">
            <text:p><text:s/>20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658.66666666667" calcext:value-type="float">
            <text:p><text:s/>3,659 <text:s/></text:p>
          </table:table-cell>
          <table:table-cell table:style-name="ce42" office:value-type="float" office:value="209260.8" calcext:value-type="float">
            <text:p><text:s/>209,2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637.466666666667" calcext:value-type="float">
            <text:p><text:s/>637 <text:s/></text:p>
          </table:table-cell>
          <table:table-cell table:style-name="ce42" office:value-type="float" office:value="51841.0666666667" calcext:value-type="float">
            <text:p><text:s/>51,8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011.73333333333" calcext:value-type="float">
            <text:p><text:s/>1,012 <text:s/></text:p>
          </table:table-cell>
          <table:table-cell table:style-name="ce46" office:value-type="float" office:value="310896" calcext:value-type="float">
            <text:p><text:s/>310,89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7882.4" calcext:value-type="float">
            <text:p><text:s/>27,882 <text:s/></text:p>
          </table:table-cell>
          <table:table-cell table:style-name="ce42" office:value-type="float" office:value="492646.4" calcext:value-type="float">
            <text:p><text:s/>492,6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189.7555555556" calcext:value-type="float">
            <text:p><text:s/>53,1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3519.0666666667" calcext:value-type="float">
            <text:p><text:s/>23,519 <text:s/></text:p>
          </table:table-cell>
          <table:table-cell table:style-name="ce42" office:value-type="float" office:value="94107.7333333333" calcext:value-type="float">
            <text:p><text:s/>94,10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459.9555555556" calcext:value-type="float">
            <text:p><text:s/>52,4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4363.33333333333" calcext:value-type="float">
            <text:p><text:s/>4,363 <text:s/></text:p>
          </table:table-cell>
          <table:table-cell table:style-name="ce42" office:value-type="float" office:value="398538.666666667" calcext:value-type="float">
            <text:p><text:s/>398,5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29.8" calcext:value-type="float">
            <text:p><text:s/>7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2136.1333333333" calcext:value-type="float">
            <text:p><text:s/>12,136 <text:s/></text:p>
          </table:table-cell>
          <table:table-cell table:style-name="ce42" office:value-type="float" office:value="840112.448" calcext:value-type="float">
            <text:p><text:s/>840,1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160.38" calcext:value-type="float">
            <text:p><text:s/>13,16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9488.26666666667" calcext:value-type="float">
            <text:p><text:s/>9,488 <text:s/></text:p>
          </table:table-cell>
          <table:table-cell table:style-name="ce42" office:value-type="float" office:value="745255.914666667" calcext:value-type="float">
            <text:p><text:s/>745,2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160.38" calcext:value-type="float">
            <text:p><text:s/>13,16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647.86666666667" calcext:value-type="float">
            <text:p><text:s/>2,648 <text:s/></text:p>
          </table:table-cell>
          <table:table-cell table:style-name="ce42" office:value-type="float" office:value="94856.5333333333" calcext:value-type="float">
            <text:p><text:s/>94,8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514" calcext:value-type="float">
            <text:p><text:s/>3,514 <text:s/></text:p>
          </table:table-cell>
          <table:table-cell table:style-name="ce42" office:value-type="float" office:value="112814.933333333" calcext:value-type="float">
            <text:p><text:s/>112,8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2671.2" calcext:value-type="float">
            <text:p><text:s/>2,671 <text:s/></text:p>
          </table:table-cell>
          <table:table-cell table:style-name="ce46" office:value-type="float" office:value="29574.4" calcext:value-type="float">
            <text:p><text:s/>29,57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0263.6" calcext:value-type="float">
            <text:p><text:s/>20,264 <text:s/></text:p>
          </table:table-cell>
          <table:table-cell table:style-name="ce42" office:value-type="float" office:value="115426.813907957" calcext:value-type="float">
            <text:p><text:s/>115,4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0454.2666666667" calcext:value-type="float">
            <text:p><text:s/>10,454 <text:s/></text:p>
          </table:table-cell>
          <table:table-cell table:style-name="ce42" office:value-type="float" office:value="38644.2666666667" calcext:value-type="float">
            <text:p><text:s/>38,6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011.73333333333" calcext:value-type="float">
            <text:p><text:s/>1,012 <text:s/></text:p>
          </table:table-cell>
          <table:table-cell table:style-name="ce42" office:value-type="float" office:value="24985.6" calcext:value-type="float">
            <text:p><text:s/>24,9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1005.20000000933" calcext:value-type="float">
            <text:p><text:s/>1,005 <text:s/></text:p>
          </table:table-cell>
          <table:table-cell table:style-name="ce42" office:value-type="float" office:value="62.9333333333333" calcext:value-type="float">
            <text:p><text:s/>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5792.1333333333" calcext:value-type="float">
            <text:p><text:s/>45,792 <text:s/></text:p>
          </table:table-cell>
          <table:table-cell table:style-name="ce42" office:value-type="float" office:value="137265.066666667" calcext:value-type="float">
            <text:p><text:s/>137,2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678556" calcext:value-type="float">
            <text:p><text:s/>3,678,556 <text:s/></text:p>
          </table:table-cell>
          <table:table-cell table:style-name="ce42" office:value-type="float" office:value="235707.733333333" calcext:value-type="float">
            <text:p><text:s/>235,7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441639.6" calcext:value-type="float">
            <text:p><text:s/>3,441,64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3975.8666666667" calcext:value-type="float">
            <text:p><text:s/>43,97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92940.533333333" calcext:value-type="float">
            <text:p><text:s/>192,941 <text:s/></text:p>
          </table:table-cell>
          <table:table-cell table:style-name="ce42" office:value-type="float" office:value="235707.733333333" calcext:value-type="float">
            <text:p><text:s/>235,7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809468.8" calcext:value-type="float">
            <text:p><text:s/>809,469 <text:s/></text:p>
          </table:table-cell>
          <table:table-cell table:style-name="ce42" office:value-type="float" office:value="34794.6666666667" calcext:value-type="float">
            <text:p><text:s/>34,7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905.333333333333" calcext:value-type="float">
            <text:p><text:s/>905 <text:s/></text:p>
          </table:table-cell>
          <table:table-cell table:style-name="ce42" office:value-type="float" office:value="2195.2" calcext:value-type="float">
            <text:p><text:s/>2,1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808563.466666667" calcext:value-type="float">
            <text:p><text:s/>808,563 <text:s/></text:p>
          </table:table-cell>
          <table:table-cell table:style-name="ce43" office:value-type="float" office:value="32599.4666666667" calcext:value-type="float">
            <text:p><text:s/>32,59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58743.6" calcext:value-type="float">
            <text:p><text:s/>458,744 <text:s/></text:p>
          </table:table-cell>
          <table:table-cell table:style-name="ce42" office:value-type="float" office:value="301013.333333333" calcext:value-type="float">
            <text:p><text:s/>301,0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91752.2666666667" calcext:value-type="float">
            <text:p><text:s/>91,752 <text:s/></text:p>
          </table:table-cell>
          <table:table-cell table:style-name="ce42" office:value-type="float" office:value="219753.6" calcext:value-type="float">
            <text:p><text:s/>219,7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170" calcext:value-type="float">
            <text:p><text:s/>2,170 <text:s/></text:p>
          </table:table-cell>
          <table:table-cell table:style-name="ce42" office:value-type="float" office:value="4652.8" calcext:value-type="float">
            <text:p><text:s/>4,6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7390.13333333333" calcext:value-type="float">
            <text:p><text:s/>7,390 <text:s/></text:p>
          </table:table-cell>
          <table:table-cell table:style-name="ce42" office:value-type="float" office:value="573.866666666667" calcext:value-type="float">
            <text:p><text:s/>5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092" calcext:value-type="float">
            <text:p><text:s/>1,09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2857.86666666667" calcext:value-type="float">
            <text:p><text:s/>2,858 <text:s/></text:p>
          </table:table-cell>
          <table:table-cell table:style-name="ce42" office:value-type="float" office:value="4280.53333333333" calcext:value-type="float">
            <text:p><text:s/>4,2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38153.066666667" calcext:value-type="float">
            <text:p><text:s/>238,153 <text:s/></text:p>
          </table:table-cell>
          <table:table-cell table:style-name="ce42" office:value-type="float" office:value="7186.13333333333" calcext:value-type="float">
            <text:p><text:s/>7,1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15328.266666667" calcext:value-type="float">
            <text:p><text:s/>115,328 <text:s/></text:p>
          </table:table-cell>
          <table:table-cell table:style-name="ce43" office:value-type="float" office:value="64566.4" calcext:value-type="float">
            <text:p><text:s/>64,56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4470.4" calcext:value-type="float">
            <text:p><text:s/>344,470 <text:s/></text:p>
          </table:table-cell>
          <table:table-cell table:style-name="ce42" office:value-type="float" office:value="837568.888888889" calcext:value-type="float">
            <text:p><text:s/>837,569 <text:s/></text:p>
          </table:table-cell>
          <table:table-cell table:style-name="ce42" office:value-type="float" office:value="1115329.44278598" calcext:value-type="float">
            <text:p><text:s/>1,115,3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150.9111111111" calcext:value-type="float">
            <text:p><text:s/>47,151 <text:s/></text:p>
          </table:table-cell>
          <table:table-cell table:style-name="ce42" office:value-type="float" office:value="1436195.58666667" calcext:value-type="float">
            <text:p><text:s/>1,436,19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4470.4" calcext:value-type="float">
            <text:p><text:s/>344,470 <text:s/></text:p>
          </table:table-cell>
          <table:table-cell table:style-name="ce42" office:value-type="float" office:value="837568.888888889" calcext:value-type="float">
            <text:p><text:s/>837,569 <text:s/></text:p>
          </table:table-cell>
          <table:table-cell table:style-name="ce42" office:value-type="float" office:value="1115329.44278598" calcext:value-type="float">
            <text:p><text:s/>1,115,3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150.9111111111" calcext:value-type="float">
            <text:p><text:s/>47,151 <text:s/></text:p>
          </table:table-cell>
          <table:table-cell table:style-name="ce42" office:value-type="float" office:value="1436195.58666667" calcext:value-type="float">
            <text:p><text:s/>1,436,19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070251.39047119" calcext:value-type="float">
            <text:p><text:s/>2,070,251 <text:s/></text:p>
          </table:table-cell>
          <table:table-cell table:style-name="ce42" office:value-type="float" office:value="28901167.0097168" calcext:value-type="float">
            <text:p><text:s/>28,901,1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042783.93958719" calcext:value-type="float">
            <text:p><text:s/>2,042,784 <text:s/></text:p>
          </table:table-cell>
          <table:table-cell table:style-name="ce42" office:value-type="float" office:value="23391679.7934128" calcext:value-type="float">
            <text:p><text:s/>23,391,6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667.203053" calcext:value-type="float">
            <text:p><text:s/>104,6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7467.450884" calcext:value-type="float">
            <text:p><text:s/>27,467 <text:s/></text:p>
          </table:table-cell>
          <table:table-cell table:style-name="ce42" office:value-type="float" office:value="5404820.013251" calcext:value-type="float">
            <text:p><text:s/>5,404,8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.834887" calcext:value-type="float">
            <text:p><text:s/>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4.834887" calcext:value-type="float">
            <text:p><text:s/>7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663843.555555556" calcext:value-type="float">
            <text:p><text:s/>663,844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943551.263061111" calcext:value-type="float">
            <text:p><text:s/>943,551 <text:s/></text:p>
          </table:table-cell>
          <table:table-cell table:style-name="ce41" office:value-type="float" office:value="224492.67499" calcext:value-type="float">
            <text:p><text:s/>224,493 <text:s/></text:p>
          </table:table-cell>
          <table:table-cell table:style-name="ce41" office:value-type="float" office:value="208436.341" calcext:value-type="float">
            <text:p><text:s/>208,43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6056.33399" calcext:value-type="float">
            <text:p><text:s/>16,056 <text:s/></text:p>
          </table:table-cell>
          <table:table-cell table:style-name="ce41" office:value-type="float" office:value="719058.588071111" calcext:value-type="float">
            <text:p><text:s/>719,05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5801607" calcext:value-type="float">
            <text:p><text:s/>5,801,6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01607" calcext:value-type="float">
            <text:p><text:s/>5,801,6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36874.890666667" calcext:value-type="float">
            <text:p><text:s/>236,875 <text:s/></text:p>
          </table:table-cell>
          <table:table-cell table:style-name="ce42" office:value-type="float" office:value="-28318.1093333334" calcext:value-type="float">
            <text:p><text:s/>-28,318 <text:s/></text:p>
          </table:table-cell>
          <table:table-cell table:style-name="ce42" office:value-type="float" office:value="265193" calcext:value-type="float">
            <text:p><text:s/>265,1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6228575.66488889" calcext:value-type="float">
            <text:p><text:s/>6,228,576 <text:s/></text:p>
          </table:table-cell>
          <table:table-cell table:style-name="ce43" office:value-type="float" office:value="692161.664888889" calcext:value-type="float">
            <text:p><text:s/>692,162 <text:s/></text:p>
          </table:table-cell>
          <table:table-cell table:style-name="ce43" office:value-type="float" office:value="5536414" calcext:value-type="float">
            <text:p><text:s/>5,536,414 <text:s/></text:p>
          </table:table-cell>
          <table:table-cell table:style-name="ce43" office:value-type="float" office:value="943551.263061111" calcext:value-type="float">
            <text:p><text:s/>943,551 <text:s/></text:p>
          </table:table-cell>
          <table:table-cell table:style-name="ce43" office:value-type="float" office:value="224492.67499" calcext:value-type="float">
            <text:p><text:s/>224,493 <text:s/></text:p>
          </table:table-cell>
          <table:table-cell table:style-name="ce43" office:value-type="float" office:value="208436.341" calcext:value-type="float">
            <text:p><text:s/>208,43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6056.33399" calcext:value-type="float">
            <text:p><text:s/>16,056 <text:s/></text:p>
          </table:table-cell>
          <table:table-cell table:style-name="ce43" office:value-type="float" office:value="719058.588071111" calcext:value-type="float">
            <text:p><text:s/>719,05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5854569" calcext:value-type="float">
            <text:p><text:s/>5,854,5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54569" calcext:value-type="float">
            <text:p><text:s/>5,854,5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0.0000000000198" calcext:value-type="float">
            <text:p><text:s/>0 <text:s/></text:p>
          </table:table-cell>
          <table:table-cell table:number-columns-repeated="2" table:style-name="ce43" office:value-type="float" office:value="0.0000000000048" calcext:value-type="float">
            <text:p><text:s/>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0.000000000015" calcext:value-type="float">
            <text:p><text:s/>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756450.48099421" calcext:value-type="float">
            <text:p><text:s/>3,756,450 <text:s/></text:p>
          </table:table-cell>
          <table:table-cell table:style-name="ce42" office:value-type="float" office:value="159787.275486667" calcext:value-type="float">
            <text:p><text:s/>159,787 <text:s/></text:p>
          </table:table-cell>
          <table:table-cell table:style-name="ce42" office:value-type="float" office:value="3596663.20550754" calcext:value-type="float">
            <text:p><text:s/>3,596,663 <text:s/></text:p>
          </table:table-cell>
          <table:table-cell table:style-name="ce42" office:value-type="float" office:value="649974.972786666" calcext:value-type="float">
            <text:p><text:s/>649,975 <text:s/></text:p>
          </table:table-cell>
          <table:table-cell table:style-name="ce42" office:value-type="float" office:value="74447.8197972247" calcext:value-type="float">
            <text:p><text:s/>74,448 <text:s/></text:p>
          </table:table-cell>
          <table:table-cell table:style-name="ce42" office:value-type="float" office:value="61602.7526052247" calcext:value-type="float">
            <text:p><text:s/>61,6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45.067192" calcext:value-type="float">
            <text:p><text:s/>12,845 <text:s/></text:p>
          </table:table-cell>
          <table:table-cell table:style-name="ce42" office:value-type="float" office:value="575527.152989441" calcext:value-type="float">
            <text:p><text:s/>575,5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563726" calcext:value-type="float">
            <text:p><text:s/>3,563,726 <text:s/></text:p>
          </table:table-cell>
          <table:table-cell table:style-name="ce42" office:value-type="float" office:value="56688" calcext:value-type="float">
            <text:p><text:s/>56,688 <text:s/></text:p>
          </table:table-cell>
          <table:table-cell table:style-name="ce42" office:value-type="float" office:value="3507038" calcext:value-type="float">
            <text:p><text:s/>3,507,0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100548.331555556" calcext:value-type="float">
            <text:p><text:s/>100,5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2176.1494386511" calcext:value-type="float">
            <text:p><text:s/>92,176 <text:s/></text:p>
          </table:table-cell>
          <table:table-cell table:style-name="ce43" office:value-type="float" office:value="2550.94393111111" calcext:value-type="float">
            <text:p><text:s/>2,551 <text:s/></text:p>
          </table:table-cell>
          <table:table-cell table:style-name="ce43" office:value-type="float" office:value="89625.20550754" calcext:value-type="float">
            <text:p><text:s/>89,625 <text:s/></text:p>
          </table:table-cell>
          <table:table-cell table:style-name="ce43" office:value-type="float" office:value="649974.972786666" calcext:value-type="float">
            <text:p><text:s/>649,975 <text:s/></text:p>
          </table:table-cell>
          <table:table-cell table:style-name="ce43" office:value-type="float" office:value="74447.8197972247" calcext:value-type="float">
            <text:p><text:s/>74,448 <text:s/></text:p>
          </table:table-cell>
          <table:table-cell table:style-name="ce43" office:value-type="float" office:value="61602.7526052247" calcext:value-type="float">
            <text:p><text:s/>61,60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845.067192" calcext:value-type="float">
            <text:p><text:s/>12,845 <text:s/></text:p>
          </table:table-cell>
          <table:table-cell table:style-name="ce43" office:value-type="float" office:value="575527.152989441" calcext:value-type="float">
            <text:p><text:s/>575,5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802820.88888889" calcext:value-type="float">
            <text:p><text:s/>5,802,821 <text:s/></text:p>
          </table:table-cell>
          <table:table-cell table:style-name="ce42" office:value-type="float" office:value="792720.888888889" calcext:value-type="float">
            <text:p><text:s/>792,721 <text:s/></text:p>
          </table:table-cell>
          <table:table-cell table:style-name="ce42" office:value-type="float" office:value="5010100" calcext:value-type="float">
            <text:p><text:s/>5,010,1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5802820.88888889" calcext:value-type="float">
            <text:p><text:s/>5,802,821 <text:s/></text:p>
          </table:table-cell>
          <table:table-cell table:style-name="ce43" office:value-type="float" office:value="792720.888888889" calcext:value-type="float">
            <text:p><text:s/>792,721 <text:s/></text:p>
          </table:table-cell>
          <table:table-cell table:style-name="ce43" office:value-type="float" office:value="5010100" calcext:value-type="float">
            <text:p><text:s/>5,010,10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68340.91476693" calcext:value-type="float">
            <text:p><text:s/>668,341 <text:s/></text:p>
          </table:table-cell>
          <table:table-cell table:style-name="ce42" office:value-type="float" office:value="85968.128" calcext:value-type="float">
            <text:p><text:s/>85,968 <text:s/></text:p>
          </table:table-cell>
          <table:table-cell table:style-name="ce42" office:value-type="float" office:value="582372.78676693" calcext:value-type="float">
            <text:p><text:s/>582,3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593951.453433597" calcext:value-type="float">
            <text:p><text:s/>593,951 <text:s/></text:p>
          </table:table-cell>
          <table:table-cell table:style-name="ce42" office:value-type="float" office:value="11578.6666666667" calcext:value-type="float">
            <text:p><text:s/>11,579 <text:s/></text:p>
          </table:table-cell>
          <table:table-cell table:style-name="ce42" office:value-type="float" office:value="582372.78676693" calcext:value-type="float">
            <text:p><text:s/>582,3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74389.4613333333" calcext:value-type="float">
            <text:p><text:s/>74,3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752036.15801664" calcext:value-type="float">
            <text:p><text:s/>1,752,036 <text:s/></text:p>
          </table:table-cell>
          <table:table-cell table:style-name="ce44" office:value-type="float" office:value="1239127.15029111" calcext:value-type="float">
            <text:p><text:s/>1,239,127 <text:s/></text:p>
          </table:table-cell>
          <table:table-cell table:style-name="ce44" office:value-type="float" office:value="512909.00772553" calcext:value-type="float">
            <text:p><text:s/>512,909 <text:s/></text:p>
          </table:table-cell>
          <table:table-cell table:style-name="ce44" office:value-type="float" office:value="293576.290274445" calcext:value-type="float">
            <text:p><text:s/>293,576 <text:s/></text:p>
          </table:table-cell>
          <table:table-cell table:style-name="ce44" office:value-type="float" office:value="150044.855192775" calcext:value-type="float">
            <text:p><text:s/>150,045 <text:s/></text:p>
          </table:table-cell>
          <table:table-cell table:style-name="ce44" office:value-type="float" office:value="146833.588394775" calcext:value-type="float">
            <text:p><text:s/>146,83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211.266798" calcext:value-type="float">
            <text:p><text:s/>3,211 <text:s/></text:p>
          </table:table-cell>
          <table:table-cell table:style-name="ce44" office:value-type="float" office:value="143531.43508167" calcext:value-type="float">
            <text:p><text:s/>143,53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716013.04690553" calcext:value-type="float">
            <text:p><text:s/>1,716,013 <text:s/></text:p>
          </table:table-cell>
          <table:table-cell table:style-name="ce44" office:value-type="float" office:value="1203104.03918" calcext:value-type="float">
            <text:p><text:s/>1,203,104 <text:s/></text:p>
          </table:table-cell>
          <table:table-cell table:style-name="ce44" office:value-type="float" office:value="512909.00772553" calcext:value-type="float">
            <text:p><text:s/>512,909 <text:s/></text:p>
          </table:table-cell>
          <table:table-cell table:style-name="ce44" office:value-type="float" office:value="293576.290274445" calcext:value-type="float">
            <text:p><text:s/>293,576 <text:s/></text:p>
          </table:table-cell>
          <table:table-cell table:style-name="ce44" office:value-type="float" office:value="150044.855192775" calcext:value-type="float">
            <text:p><text:s/>150,045 <text:s/></text:p>
          </table:table-cell>
          <table:table-cell table:style-name="ce44" office:value-type="float" office:value="146833.588394775" calcext:value-type="float">
            <text:p><text:s/>146,83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211.266798" calcext:value-type="float">
            <text:p><text:s/>3,211 <text:s/></text:p>
          </table:table-cell>
          <table:table-cell table:style-name="ce44" office:value-type="float" office:value="143531.43508167" calcext:value-type="float">
            <text:p><text:s/>143,5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18752.223794419" calcext:value-type="float">
            <text:p><text:s/>818,752 <text:s/></text:p>
          </table:table-cell>
          <table:table-cell table:style-name="ce42" office:value-type="float" office:value="382374.216068889" calcext:value-type="float">
            <text:p><text:s/>382,374 <text:s/></text:p>
          </table:table-cell>
          <table:table-cell table:style-name="ce42" office:value-type="float" office:value="436378.00772553" calcext:value-type="float">
            <text:p><text:s/>436,378 <text:s/></text:p>
          </table:table-cell>
          <table:table-cell table:style-name="ce42" office:value-type="float" office:value="293576.290274445" calcext:value-type="float">
            <text:p><text:s/>293,576 <text:s/></text:p>
          </table:table-cell>
          <table:table-cell table:style-name="ce42" office:value-type="float" office:value="150044.855192775" calcext:value-type="float">
            <text:p><text:s/>150,045 <text:s/></text:p>
          </table:table-cell>
          <table:table-cell table:style-name="ce42" office:value-type="float" office:value="146833.588394775" calcext:value-type="float">
            <text:p><text:s/>146,8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11.266798" calcext:value-type="float">
            <text:p><text:s/>3,211 <text:s/></text:p>
          </table:table-cell>
          <table:table-cell table:style-name="ce42" office:value-type="float" office:value="143531.43508167" calcext:value-type="float">
            <text:p><text:s/>143,5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28721.7716244444" calcext:value-type="float">
            <text:p><text:s/>28,7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8314.7777777778" calcext:value-type="float">
            <text:p><text:s/>28,315 <text:s/></text:p>
          </table:table-cell>
          <table:table-cell table:style-name="ce42" office:value-type="float" office:value="25721.7777777778" calcext:value-type="float">
            <text:p><text:s/>25,722 <text:s/></text:p>
          </table:table-cell>
          <table:table-cell table:style-name="ce42" office:value-type="float" office:value="2593" calcext:value-type="float">
            <text:p><text:s/>2,5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4742.22222222222" calcext:value-type="float">
            <text:p><text:s/>4,742 <text:s/></text:p>
          </table:table-cell>
          <table:table-cell table:style-name="ce42" office:value-type="float" office:value="0" calcext:value-type="float">
            <text:p/>
          </table:table-cell>
          <table:table-cell table:number-columns-repeated="3" table:style-name="ce42" office:value-type="float" office:value="146833.588394775" calcext:value-type="float">
            <text:p><text:s/>146,8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9715.00772553" calcext:value-type="float">
            <text:p><text:s/>79,7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715.00772553" calcext:value-type="float">
            <text:p><text:s/>79,715 <text:s/></text:p>
          </table:table-cell>
          <table:table-cell table:style-name="ce42" office:value-type="float" office:value="29.7646140053333" calcext:value-type="float">
            <text:p><text:s/>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.7646140053333" calcext:value-type="float">
            <text:p><text:s/>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9081.00772553" calcext:value-type="float">
            <text:p><text:s/>79,0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081.00772553" calcext:value-type="float">
            <text:p><text:s/>79,081 <text:s/></text:p>
          </table:table-cell>
          <table:table-cell table:style-name="ce42" office:value-type="float" office:value="29.7646140053333" calcext:value-type="float">
            <text:p><text:s/>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.7646140053333" calcext:value-type="float">
            <text:p><text:s/>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9.7646140053333" calcext:value-type="float">
            <text:p>( 3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9.7646140053333" calcext:value-type="float">
            <text:p>( 3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79081.00772553" calcext:value-type="float">
            <text:p>( 79,08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9081.00772553" calcext:value-type="float">
            <text:p>( 79,08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634" calcext:value-type="float">
            <text:p><text:s/>634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634" calcext:value-type="float">
            <text:p><text:s/>634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5279.11111111111" calcext:value-type="float">
            <text:p><text:s/>5,2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005" calcext:value-type="float">
            <text:p><text:s/>5,0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05" calcext:value-type="float">
            <text:p><text:s/>5,0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8914.11111111111" calcext:value-type="float">
            <text:p><text:s/>8,914 <text:s/></text:p>
          </table:table-cell>
          <table:table-cell table:style-name="ce46" office:value-type="float" office:value="895.111111111111" calcext:value-type="float">
            <text:p><text:s/>895 <text:s/></text:p>
          </table:table-cell>
          <table:table-cell table:style-name="ce46" office:value-type="float" office:value="8019" calcext:value-type="float">
            <text:p><text:s/>8,01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37670.333333333" calcext:value-type="float">
            <text:p><text:s/>237,670 <text:s/></text:p>
          </table:table-cell>
          <table:table-cell table:style-name="ce42" office:value-type="float" office:value="208581.333333333" calcext:value-type="float">
            <text:p><text:s/>208,581 <text:s/></text:p>
          </table:table-cell>
          <table:table-cell table:style-name="ce42" office:value-type="float" office:value="29089" calcext:value-type="float">
            <text:p><text:s/>29,0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37670.333333333" calcext:value-type="float">
            <text:p><text:s/>237,670 <text:s/></text:p>
          </table:table-cell>
          <table:table-cell table:style-name="ce42" office:value-type="float" office:value="208581.333333333" calcext:value-type="float">
            <text:p><text:s/>208,581 <text:s/></text:p>
          </table:table-cell>
          <table:table-cell table:style-name="ce42" office:value-type="float" office:value="29089" calcext:value-type="float">
            <text:p><text:s/>29,0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86111.1111111111" calcext:value-type="float">
            <text:p>( 86,11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56664.8888888889" calcext:value-type="float">
            <text:p>( 56,665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74110.666666667" calcext:value-type="float">
            <text:p><text:s/>174,111 <text:s/></text:p>
          </table:table-cell>
          <table:table-cell table:style-name="ce42" office:value-type="float" office:value="8050.66666666667" calcext:value-type="float">
            <text:p><text:s/>8,051 <text:s/></text:p>
          </table:table-cell>
          <table:table-cell table:style-name="ce42" office:value-type="float" office:value="166060" calcext:value-type="float">
            <text:p><text:s/>166,0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70724.888888889" calcext:value-type="float">
            <text:p><text:s/>170,725 <text:s/></text:p>
          </table:table-cell>
          <table:table-cell table:style-name="ce42" office:value-type="float" office:value="4664.88888888889" calcext:value-type="float">
            <text:p><text:s/>4,665 <text:s/></text:p>
          </table:table-cell>
          <table:table-cell table:style-name="ce42" office:value-type="float" office:value="166060" calcext:value-type="float">
            <text:p><text:s/>166,0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3385.77777777778" calcext:value-type="float">
            <text:p><text:s/>3,3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0379.5555555556" calcext:value-type="float">
            <text:p><text:s/>20,380 <text:s/></text:p>
          </table:table-cell>
          <table:table-cell table:style-name="ce42" office:value-type="float" office:value="8931.55555555556" calcext:value-type="float">
            <text:p><text:s/>8,932 <text:s/></text:p>
          </table:table-cell>
          <table:table-cell table:style-name="ce42" office:value-type="float" office:value="11448" calcext:value-type="float">
            <text:p><text:s/>11,4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745.77777777778" calcext:value-type="float">
            <text:p><text:s/>1,74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92203.222222222" calcext:value-type="float">
            <text:p><text:s/>192,203 <text:s/></text:p>
          </table:table-cell>
          <table:table-cell table:style-name="ce42" office:value-type="float" office:value="78646.2222222222" calcext:value-type="float">
            <text:p><text:s/>78,646 <text:s/></text:p>
          </table:table-cell>
          <table:table-cell table:style-name="ce42" office:value-type="float" office:value="113557" calcext:value-type="float">
            <text:p><text:s/>113,5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0490.2222222222" calcext:value-type="float">
            <text:p><text:s/>30,490 <text:s/></text:p>
          </table:table-cell>
          <table:table-cell table:style-name="ce42" office:value-type="float" office:value="9598.22222222222" calcext:value-type="float">
            <text:p><text:s/>9,598 <text:s/></text:p>
          </table:table-cell>
          <table:table-cell table:style-name="ce42" office:value-type="float" office:value="20892" calcext:value-type="float">
            <text:p><text:s/>20,8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1460.44444444444" calcext:value-type="float">
            <text:p><text:s/>1,4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712.937265664" calcext:value-type="float">
            <text:p><text:s/>146,713 <text:s/></text:p>
          </table:table-cell>
          <table:table-cell table:style-name="ce42" office:value-type="float" office:value="3211.266798" calcext:value-type="float">
            <text:p><text:s/>3,2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11.266798" calcext:value-type="float">
            <text:p><text:s/>3,211 <text:s/></text:p>
          </table:table-cell>
          <table:table-cell table:style-name="ce42" office:value-type="float" office:value="143501.670467664" calcext:value-type="float">
            <text:p><text:s/>143,5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99608.045333333" calcext:value-type="float">
            <text:p><text:s/>199,608 <text:s/></text:p>
          </table:table-cell>
          <table:table-cell table:style-name="ce42" office:value-type="float" office:value="161808.045333333" calcext:value-type="float">
            <text:p><text:s/>161,808 <text:s/></text:p>
          </table:table-cell>
          <table:table-cell table:style-name="ce42" office:value-type="float" office:value="37800" calcext:value-type="float">
            <text:p><text:s/>37,8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63269.712" calcext:value-type="float">
            <text:p><text:s/>163,270 <text:s/></text:p>
          </table:table-cell>
          <table:table-cell table:style-name="ce42" office:value-type="float" office:value="138418.712" calcext:value-type="float">
            <text:p><text:s/>138,419 <text:s/></text:p>
          </table:table-cell>
          <table:table-cell table:style-name="ce42" office:value-type="float" office:value="24851" calcext:value-type="float">
            <text:p><text:s/>24,8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3753.7777777778" calcext:value-type="float">
            <text:p><text:s/>33,754 <text:s/></text:p>
          </table:table-cell>
          <table:table-cell table:style-name="ce42" office:value-type="float" office:value="21081.7777777778" calcext:value-type="float">
            <text:p><text:s/>21,082 <text:s/></text:p>
          </table:table-cell>
          <table:table-cell table:style-name="ce42" office:value-type="float" office:value="12672" calcext:value-type="float">
            <text:p><text:s/>12,6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584.55555555556" calcext:value-type="float">
            <text:p><text:s/>2,585 <text:s/></text:p>
          </table:table-cell>
          <table:table-cell table:style-name="ce43" office:value-type="float" office:value="2307.55555555556" calcext:value-type="float">
            <text:p><text:s/>2,308 <text:s/></text:p>
          </table:table-cell>
          <table:table-cell table:style-name="ce43" office:value-type="float" office:value="277" calcext:value-type="float">
            <text:p><text:s/>27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97652.777777778" calcext:value-type="float">
            <text:p><text:s/>697,653 <text:s/></text:p>
          </table:table-cell>
          <table:table-cell table:style-name="ce44" office:value-type="float" office:value="658921.777777778" calcext:value-type="float">
            <text:p><text:s/>658,922 <text:s/></text:p>
          </table:table-cell>
          <table:table-cell table:style-name="ce44" office:value-type="float" office:value="38731" calcext:value-type="float">
            <text:p><text:s/>38,73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36023.1111111111" calcext:value-type="float">
            <text:p><text:s/>36,0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36023.1111111111" calcext:value-type="float">
            <text:p><text:s/>36,0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7658178.49816" calcext:value-type="float">
            <text:p><text:s/>17,658,178 <text:s/></text:p>
          </table:table-cell>
          <table:table-cell table:style-name="ce42" office:value-type="float" office:value="876335.099932989" calcext:value-type="float">
            <text:p><text:s/>876,335 <text:s/></text:p>
          </table:table-cell>
          <table:table-cell table:style-name="ce42" office:value-type="float" office:value="16781843.398227" calcext:value-type="float">
            <text:p><text:s/>16,781,843 <text:s/></text:p>
          </table:table-cell>
          <table:table-cell table:style-name="ce42" office:value-type="float" office:value="1792723.943708" calcext:value-type="float">
            <text:p><text:s/>1,792,724 <text:s/></text:p>
          </table:table-cell>
          <table:table-cell table:style-name="ce42" office:value-type="float" office:value="302016.780675" calcext:value-type="float">
            <text:p><text:s/>302,017 <text:s/></text:p>
          </table:table-cell>
          <table:table-cell table:style-name="ce42" office:value-type="float" office:value="255340.780675" calcext:value-type="float">
            <text:p><text:s/>255,3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676" calcext:value-type="float">
            <text:p><text:s/>46,676 <text:s/></text:p>
          </table:table-cell>
          <table:table-cell table:style-name="ce42" office:value-type="float" office:value="1490707.163033" calcext:value-type="float">
            <text:p><text:s/>1,490,7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6580342.67" calcext:value-type="float">
            <text:p><text:s/>16,580,343 <text:s/></text:p>
          </table:table-cell>
          <table:table-cell table:style-name="ce42" office:value-type="float" office:value="265373.099932989" calcext:value-type="float">
            <text:p><text:s/>265,373 <text:s/></text:p>
          </table:table-cell>
          <table:table-cell table:style-name="ce42" office:value-type="float" office:value="16314969.570067" calcext:value-type="float">
            <text:p><text:s/>16,314,9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582381" calcext:value-type="float">
            <text:p><text:s/>582,3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95454.82816" calcext:value-type="float">
            <text:p><text:s/>495,455 <text:s/></text:p>
          </table:table-cell>
          <table:table-cell table:style-name="ce42" office:value-type="float" office:value="28581" calcext:value-type="float">
            <text:p><text:s/>28,581 <text:s/></text:p>
          </table:table-cell>
          <table:table-cell table:style-name="ce42" office:value-type="float" office:value="466873.82816" calcext:value-type="float">
            <text:p><text:s/>466,874 <text:s/></text:p>
          </table:table-cell>
          <table:table-cell table:style-name="ce42" office:value-type="float" office:value="1792723.943708" calcext:value-type="float">
            <text:p><text:s/>1,792,724 <text:s/></text:p>
          </table:table-cell>
          <table:table-cell table:style-name="ce42" office:value-type="float" office:value="302016.780675" calcext:value-type="float">
            <text:p><text:s/>302,017 <text:s/></text:p>
          </table:table-cell>
          <table:table-cell table:style-name="ce42" office:value-type="float" office:value="255340.780675" calcext:value-type="float">
            <text:p><text:s/>255,3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676" calcext:value-type="float">
            <text:p><text:s/>46,676 <text:s/></text:p>
          </table:table-cell>
          <table:table-cell table:style-name="ce42" office:value-type="float" office:value="1490707.163033" calcext:value-type="float">
            <text:p><text:s/>1,490,7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35731.455857778" calcext:value-type="float">
            <text:p><text:s/>435,731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1.4666666666667" calcext:value-type="float">
            <text:p><text:s/>11 <text:s/></text:p>
          </table:table-cell>
          <table:table-cell table:style-name="ce41" office:value-type="float" office:value="132.139955555556" calcext:value-type="float">
            <text:p><text:s/>132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1148696.8994578" calcext:value-type="float">
            <text:p><text:s/>11,148,6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148696.8994578" calcext:value-type="float">
            <text:p><text:s/>11,148,697 <text:s/></text:p>
          </table:table-cell>
          <table:table-cell table:style-name="ce43" office:value-type="float" office:value="435731.455857778" calcext:value-type="float">
            <text:p><text:s/>435,73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.4666666666667" calcext:value-type="float">
            <text:p><text:s/>11 <text:s/></text:p>
          </table:table-cell>
          <table:table-cell table:style-name="ce43" office:value-type="float" office:value="132.139955555556" calcext:value-type="float">
            <text:p><text:s/>132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22" calcext:value-type="float">
            <text:p><text:s/>-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714.84808195356" calcext:value-type="float">
            <text:p><text:s/>7,7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148696.8994578" calcext:value-type="float">
            <text:p><text:s/>11,148,697 <text:s/></text:p>
          </table:table-cell>
          <table:table-cell table:style-name="ce42" office:value-type="float" office:value="847591.007635556" calcext:value-type="float">
            <text:p><text:s/>847,5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.4666666666667" calcext:value-type="float">
            <text:p><text:s/>11 <text:s/></text:p>
          </table:table-cell>
          <table:table-cell table:style-name="ce42" office:value-type="float" office:value="132.139955555556" calcext:value-type="float">
            <text:p><text:s/>132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148696.8994578" calcext:value-type="float">
            <text:p><text:s/>11,148,697 <text:s/></text:p>
          </table:table-cell>
          <table:table-cell table:style-name="ce42" office:value-type="float" office:value="847591.007635556" calcext:value-type="float">
            <text:p><text:s/>847,5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.4666666666667" calcext:value-type="float">
            <text:p><text:s/>11 <text:s/></text:p>
          </table:table-cell>
          <table:table-cell table:style-name="ce42" office:value-type="float" office:value="132.139955555556" calcext:value-type="float">
            <text:p><text:s/>132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1859.551777778" calcext:value-type="float">
            <text:p><text:s/>411,8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662564.0431422" calcext:value-type="float">
            <text:p><text:s/>17,662,5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1859.551777778" calcext:value-type="float">
            <text:p><text:s/>411,8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662564.0431422" calcext:value-type="float">
            <text:p><text:s/>17,662,5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74399.41761111" calcext:value-type="float">
            <text:p><text:s/>1,574,3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6.219277777778" calcext:value-type="float">
            <text:p><text:s/>34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94.85027555556" calcext:value-type="float">
            <text:p><text:s/>3,0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4590.851835556" calcext:value-type="float">
            <text:p><text:s/>304,5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22267.665588889" calcext:value-type="float">
            <text:p><text:s/>722,2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4096.068888889" calcext:value-type="float">
            <text:p><text:s/>444,0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896.9208977778" calcext:value-type="float">
            <text:p><text:s/>52,8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7106.8408466667" calcext:value-type="float">
            <text:p><text:s/>47,1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88971.272040269" calcext:value-type="float">
            <text:p><text:s/>788,9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5291478.5054089" calcext:value-type="float">
            <text:p><text:s/>15,291,4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5291478.5054089" calcext:value-type="float">
            <text:p><text:s/>15,291,4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396130.39711111" calcext:value-type="float">
            <text:p><text:s/>8,396,1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030.38566" calcext:value-type="float">
            <text:p><text:s/>27,0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6094.140817778" calcext:value-type="float">
            <text:p><text:s/>306,0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5123.708764444" calcext:value-type="float">
            <text:p><text:s/>865,1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863.0288844444" calcext:value-type="float">
            <text:p><text:s/>30,8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624.0773244444" calcext:value-type="float">
            <text:p><text:s/>51,6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5023.919671111" calcext:value-type="float">
            <text:p><text:s/>365,0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514.5706222222" calcext:value-type="float">
            <text:p><text:s/>38,5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93226.91489111" calcext:value-type="float">
            <text:p><text:s/>1,893,2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50717.541266667" calcext:value-type="float">
            <text:p><text:s/>850,7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4455.4583022222" calcext:value-type="float">
            <text:p>( 14,45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689975.236055556" calcext:value-type="float">
            <text:p>( 689,97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30828.538646667" calcext:value-type="float">
            <text:p><text:s/>730,8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0426.56572" calcext:value-type="float">
            <text:p><text:s/>280,4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1254.2692577778" calcext:value-type="float">
            <text:p><text:s/>31,2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0093.720317778" calcext:value-type="float">
            <text:p><text:s/>240,0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693.7440311111" calcext:value-type="float">
            <text:p><text:s/>79,6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54745.476591111" calcext:value-type="float">
            <text:p><text:s/>354,7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9406.191535556" calcext:value-type="float">
            <text:p><text:s/>399,40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0044.522142222" calcext:value-type="float">
            <text:p><text:s/>210,0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9361.669393333" calcext:value-type="float">
            <text:p><text:s/>189,3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2169.2358911111" calcext:value-type="float">
            <text:p>( 42,169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67090.3459911111" calcext:value-type="float">
            <text:p>( 67,090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18481.73158889" calcext:value-type="float">
            <text:p><text:s/>1,218,4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21107.91510889" calcext:value-type="float">
            <text:p><text:s/>1,121,10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7373.81648" calcext:value-type="float">
            <text:p><text:s/>97,3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3251.5503066667" calcext:value-type="float">
            <text:p>( 53,252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8672.432811111" calcext:value-type="float">
            <text:p><text:s/>428,6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27470.832662222" calcext:value-type="float">
            <text:p><text:s/>127,4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62366.9749" calcext:value-type="float">
            <text:p><text:s/>1,462,3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7740.255037778" calcext:value-type="float">
            <text:p><text:s/>867,7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5660.221804444" calcext:value-type="float">
            <text:p><text:s/>165,66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626.8491977778" calcext:value-type="float">
            <text:p><text:s/>26,6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572.3683311111" calcext:value-type="float">
            <text:p><text:s/>64,5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4039.435593333" calcext:value-type="float">
            <text:p><text:s/>204,0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799.6711111111" calcext:value-type="float">
            <text:p><text:s/>46,8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509.9936644444" calcext:value-type="float">
            <text:p><text:s/>43,5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509.9936644444" calcext:value-type="float">
            <text:p><text:s/>43,5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6154.540635556" calcext:value-type="float">
            <text:p><text:s/>216,1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7073.472222222" calcext:value-type="float">
            <text:p><text:s/>117,0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9081.0684133333" calcext:value-type="float">
            <text:p><text:s/>99,08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34881.22504667" calcext:value-type="float">
            <text:p><text:s/>3,334,88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0361.213915556" calcext:value-type="float">
            <text:p><text:s/>460,36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2583.615322222" calcext:value-type="float">
            <text:p><text:s/>182,5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9907.4700644444" calcext:value-type="float">
            <text:p><text:s/>69,9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237.4275933333" calcext:value-type="float">
            <text:p><text:s/>56,2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816.55886" calcext:value-type="float">
            <text:p><text:s/>106,8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7316.3573955556" calcext:value-type="float">
            <text:p><text:s/>97,3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598.1526622222" calcext:value-type="float">
            <text:p><text:s/>46,5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7008.638657778" calcext:value-type="float">
            <text:p><text:s/>557,0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6572.349922222" calcext:value-type="float">
            <text:p><text:s/>396,5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361479.44065333" calcext:value-type="float">
            <text:p><text:s/>1,361,4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300802.34895111" calcext:value-type="float">
            <text:p><text:s/>3,300,8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8502790.52" calcext:value-type="float">
            <text:p><text:s/>38,502,791 <text:s/></text:p>
          </table:table-cell>
          <table:table-cell table:style-name="ce42" office:value-type="float" office:value="8870138.452" calcext:value-type="float">
            <text:p><text:s/>8,870,1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" calcext:value-type="float">
            <text:p><text:s/>120 <text:s/></text:p>
          </table:table-cell>
          <table:table-cell table:style-name="ce42" office:value-type="float" office:value="1382.86" calcext:value-type="float">
            <text:p><text:s/>1,38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8502790.52" calcext:value-type="float">
            <text:p><text:s/>38,502,791 <text:s/></text:p>
          </table:table-cell>
          <table:table-cell table:style-name="ce42" office:value-type="float" office:value="8870138.452" calcext:value-type="float">
            <text:p><text:s/>8,870,1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" calcext:value-type="float">
            <text:p><text:s/>120 <text:s/></text:p>
          </table:table-cell>
          <table:table-cell table:style-name="ce42" office:value-type="float" office:value="1382.86" calcext:value-type="float">
            <text:p><text:s/>1,38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77282" calcext:value-type="float">
            <text:p><text:s/>77,28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211898.40998556" calcext:value-type="float">
            <text:p><text:s/>2,211,898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671739.3345853" calcext:value-type="float">
            <text:p><text:s/>99,671,739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44161.03483818" calcext:value-type="float">
            <text:p><text:s/>2,644,161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95076.8" calcext:value-type="float">
            <text:p><text:s/>3,995,077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90872" calcext:value-type="float">
            <text:p><text:s/>1,890,872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2773.15117857" calcext:value-type="float">
            <text:p><text:s/>1,722,773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7282" calcext:value-type="float">
            <text:p><text:s/>77,28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1630754.7585541" calcext:value-type="float">
            <text:p><text:s/>91,630,755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06576.71791333" calcext:value-type="float">
            <text:p><text:s/>9,706,577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03" calcext:value-type="float">
            <text:p><text:s/>0 <text:s/></text:p>
          </table:table-cell>
          <table:table-cell table:style-name="ce43" office:value-type="float" office:value="871999.561770843" calcext:value-type="float">
            <text:p><text:s/>872,000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902327.2525238" calcext:value-type="float">
            <text:p><text:s/>94,902,327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23240.16222222" calcext:value-type="float">
            <text:p><text:s/>4,523,240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32207.37518889" calcext:value-type="float">
            <text:p><text:s/>3,632,207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325720" calcext:value-type="float">
            <text:p><text:s/>42,325,720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404458.2279286" calcext:value-type="float">
            <text:p><text:s/>37,404,458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3.606622222222" calcext:value-type="float">
            <text:p><text:s/>144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6084.864888889" calcext:value-type="float">
            <text:p><text:s/>256,085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760473.01567293" calcext:value-type="float">
            <text:p><text:s/>6,760,473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71.17066666667" calcext:value-type="float">
            <text:p><text:s/>2,671 <text:s/></text:p>
          </table:table-cell>
          <table:table-cell table:style-name="ce42" office:value-type="float" office:value="75840358.2573478" calcext:value-type="float">
            <text:p><text:s/>75,840,358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71.17066666667" calcext:value-type="float">
            <text:p><text:s/>2,671 <text:s/></text:p>
          </table:table-cell>
          <table:table-cell table:style-name="ce42" office:value-type="float" office:value="67638205.5407042" calcext:value-type="float">
            <text:p><text:s/>67,638,206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202152.71664356" calcext:value-type="float">
            <text:p><text:s/>8,202,153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2.96577777778" calcext:value-type="float">
            <text:p><text:s/>1,533 <text:s/></text:p>
          </table:table-cell>
          <table:table-cell table:style-name="ce42" office:value-type="float" office:value="5546859.48112025" calcext:value-type="float">
            <text:p><text:s/>5,546,859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5.01927777778" calcext:value-type="float">
            <text:p><text:s/>1,195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8817.039666667" calcext:value-type="float">
            <text:p><text:s/>468,817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4003.443" calcext:value-type="float">
            <text:p><text:s/>484,003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61.66611888889" calcext:value-type="float">
            <text:p><text:s/>7,962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40466.60823358" calcext:value-type="float">
            <text:p><text:s/>3,240,467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6774.993588889" calcext:value-type="float">
            <text:p><text:s/>796,775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4096.068888889" calcext:value-type="float">
            <text:p><text:s/>444,096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2.96577777778" calcext:value-type="float">
            <text:p><text:s/>1,533 <text:s/></text:p>
          </table:table-cell>
          <table:table-cell table:style-name="ce42" office:value-type="float" office:value="54429.8866755556" calcext:value-type="float">
            <text:p><text:s/>54,430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9114.75567" calcext:value-type="float">
            <text:p><text:s/>49,115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797595.999573602" calcext:value-type="float">
            <text:p><text:s/>797,596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7282" calcext:value-type="float">
            <text:p><text:s/>77,282 <text:s/></text:p>
          </table:table-cell>
          <table:table-cell table:style-name="ce44" office:value-type="float" office:value="1138.20488888889" calcext:value-type="float">
            <text:p><text:s/>1,138 <text:s/></text:p>
          </table:table-cell>
          <table:table-cell table:style-name="ce44" office:value-type="float" office:value="55645754.003" calcext:value-type="float">
            <text:p><text:s/>55,645,754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7282" calcext:value-type="float">
            <text:p><text:s/>77,282 <text:s/></text:p>
          </table:table-cell>
          <table:table-cell table:style-name="ce44" office:value-type="float" office:value="1138.20488888889" calcext:value-type="float">
            <text:p><text:s/>1,138 <text:s/></text:p>
          </table:table-cell>
          <table:table-cell table:style-name="ce44" office:value-type="float" office:value="46090165.8379918" calcext:value-type="float">
            <text:p><text:s/>46,090,166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8.20488888889" calcext:value-type="float">
            <text:p><text:s/>1,138 <text:s/></text:p>
          </table:table-cell>
          <table:table-cell table:style-name="ce42" office:value-type="float" office:value="22323032.5351768" calcext:value-type="float">
            <text:p><text:s/>22,323,033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729.4523266667" calcext:value-type="float">
            <text:p><text:s/>74,729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8.803259259259" calcext:value-type="float">
            <text:p><text:s/>759 <text:s/></text:p>
          </table:table-cell>
          <table:table-cell table:style-name="ce42" office:value-type="float" office:value="819769.531839985" calcext:value-type="float">
            <text:p><text:s/>819,770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9.40162962963" calcext:value-type="float">
            <text:p><text:s/>379 <text:s/></text:p>
          </table:table-cell>
          <table:table-cell table:style-name="ce42" office:value-type="float" office:value="2512807.04794306" calcext:value-type="float">
            <text:p><text:s/>2,512,807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799.8620744445" calcext:value-type="float">
            <text:p><text:s/>81,800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411.2866744445" calcext:value-type="float">
            <text:p><text:s/>61,411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8737.44594202" calcext:value-type="float">
            <text:p><text:s/>1,338,737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459.2580455556" calcext:value-type="float">
            <text:p><text:s/>44,459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98695.23619042" calcext:value-type="float">
            <text:p><text:s/>5,898,695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08008.19119003" calcext:value-type="float">
            <text:p><text:s/>3,908,008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88466.90365492" calcext:value-type="float">
            <text:p>( 1,288,467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473254.44062623" calcext:value-type="float">
            <text:p>( 2,473,254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9686.81744466" calcext:value-type="float">
            <text:p><text:s/>1,229,687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8902.891631284" calcext:value-type="float">
            <text:p><text:s/>728,903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2097.3359244444" calcext:value-type="float">
            <text:p><text:s/>32,097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0679.49288" calcext:value-type="float">
            <text:p><text:s/>460,679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772.984791111" calcext:value-type="float">
            <text:p><text:s/>138,773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712601.516273333" calcext:value-type="float">
            <text:p><text:s/>712,602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83387.61514444" calcext:value-type="float">
            <text:p><text:s/>2,783,388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7696.04393889" calcext:value-type="float">
            <text:p><text:s/>1,887,696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5691.571205556" calcext:value-type="float">
            <text:p><text:s/>895,692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48446.598041111" calcext:value-type="float">
            <text:p>( 148,447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47129.54368" calcext:value-type="float">
            <text:p>( 147,130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90131.46143111" calcext:value-type="float">
            <text:p><text:s/>3,690,131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69933.05166667" calcext:value-type="float">
            <text:p><text:s/>3,469,933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0198.409764444" calcext:value-type="float">
            <text:p><text:s/>220,198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3931.4581066667" calcext:value-type="float">
            <text:p>( 63,931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0840.434862222" calcext:value-type="float">
            <text:p><text:s/>580,840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63539.233114444" calcext:value-type="float">
            <text:p><text:s/>163,539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24313.83341677" calcext:value-type="float">
            <text:p><text:s/>1,824,314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7740.255037778" calcext:value-type="float">
            <text:p><text:s/>867,740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0027.13114" calcext:value-type="float">
            <text:p><text:s/>260,027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626.8491977778" calcext:value-type="float">
            <text:p><text:s/>26,627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7798.514988889" calcext:value-type="float">
            <text:p><text:s/>267,799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1820.50619234" calcext:value-type="float">
            <text:p><text:s/>351,821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0083.840707778" calcext:value-type="float">
            <text:p><text:s/>230,084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68715.066535" calcext:value-type="float">
            <text:p><text:s/>12,468,715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5199" calcext:value-type="float">
            <text:p><text:s/>335,199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17381.9395372" calcext:value-type="float">
            <text:p><text:s/>11,617,382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485.8603311111" calcext:value-type="float">
            <text:p><text:s/>87,486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8648.266666667" calcext:value-type="float">
            <text:p><text:s/>428,648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0459.07930667" calcext:value-type="float">
            <text:p><text:s/>1,060,459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215.07756" calcext:value-type="float">
            <text:p><text:s/>120,215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40244.001746667" calcext:value-type="float">
            <text:p><text:s/>940,244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318.46" calcext:value-type="float">
            <text:p><text:s/>2,3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32824.75793445" calcext:value-type="float">
            <text:p><text:s/>4,532,825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0361.213915556" calcext:value-type="float">
            <text:p><text:s/>460,361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4713.370722222" calcext:value-type="float">
            <text:p><text:s/>674,713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785.0478422222" calcext:value-type="float">
            <text:p><text:s/>76,785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204.1081333333" calcext:value-type="float">
            <text:p><text:s/>64,204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950.55886" calcext:value-type="float">
            <text:p><text:s/>110,951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505.890728889" calcext:value-type="float">
            <text:p><text:s/>104,506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598.1526622222" calcext:value-type="float">
            <text:p><text:s/>46,598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7008.638657778" calcext:value-type="float">
            <text:p><text:s/>557,009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318.46" calcext:value-type="float">
            <text:p><text:s/>2,3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0931.808385555" calcext:value-type="float">
            <text:p><text:s/>890,932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546765.96802667" calcext:value-type="float">
            <text:p><text:s/>1,546,766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4963.54" calcext:value-type="float">
            <text:p><text:s/>74,96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705134.39903889" calcext:value-type="float">
            <text:p><text:s/>5,705,134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55588.16500821" calcext:value-type="float">
            <text:p><text:s/>9,555,588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55588.16500821" calcext:value-type="float">
            <text:p><text:s/>9,555,588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480202.78" calcext:value-type="float">
            <text:p>( 5,480,203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4840803.151968" calcext:value-type="float">
            <text:p><text:s/>184,840,803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4630505.292" calcext:value-type="float">
            <text:p><text:s/>154,630,505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2.86" calcext:value-type="float">
            <text:p><text:s/>1,503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7062.999999" calcext:value-type="float">
            <text:p><text:s/>1,067,063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141731.999969" calcext:value-type="float">
            <text:p><text:s/>29,141,732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86" calcext:value-type="float">
            <text:p><text:s/>13,586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3586" calcext:value-type="float">
            <text:p><text:s/>13,586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